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1" svg:font-family="Arial, sans-serif"/>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1">
      <style:text-properties officeooo:paragraph-rsid="0088990c"/>
    </style:style>
    <style:style style:name="P3" style:family="paragraph" style:parent-style-name="Standard" style:list-style-name="WWNum1">
      <style:text-properties officeooo:paragraph-rsid="00b6caa9"/>
    </style:style>
    <style:style style:name="P4" style:family="paragraph" style:parent-style-name="Standard" style:list-style-name="WWNum1">
      <style:text-properties officeooo:paragraph-rsid="00cb8ac8"/>
    </style:style>
    <style:style style:name="P5" style:family="paragraph" style:parent-style-name="Standard" style:list-style-name="WWNum1">
      <style:text-properties officeooo:paragraph-rsid="00d035ab"/>
    </style:style>
    <style:style style:name="P6" style:family="paragraph" style:parent-style-name="Standard" style:list-style-name="WWNum1">
      <style:text-properties officeooo:paragraph-rsid="00d832c4"/>
    </style:style>
    <style:style style:name="P7" style:family="paragraph" style:parent-style-name="Standard" style:list-style-name="WWNum1">
      <style:text-properties officeooo:rsid="002bb704"/>
    </style:style>
    <style:style style:name="P8" style:family="paragraph" style:parent-style-name="Standard" style:master-page-name="First_20_Page">
      <loext:graphic-properties draw:fill="none"/>
      <style:paragraph-properties fo:margin-left="0in" fo:margin-right="0in" fo:line-height="100%" fo:text-align="center" style:justify-single-word="false" fo:text-indent="0in" style:auto-text-indent="false" style:page-number="auto" fo:background-color="transparent"/>
      <style:text-properties style:font-name="Times New Roman" fo:font-size="14pt" officeooo:rsid="001e342b" officeooo:paragraph-rsid="001e342b" style:font-size-asian="14pt" style:font-size-complex="14pt"/>
    </style:style>
    <style:style style:name="P9" style:family="paragraph" style:parent-style-name="Standard" style:list-style-name="">
      <style:paragraph-properties fo:margin-left="0in" fo:margin-right="0in" fo:text-indent="0in" style:auto-text-indent="false"/>
    </style:style>
    <style:style style:name="P10" style:family="paragraph" style:parent-style-name="Standard" style:list-style-name="">
      <style:paragraph-properties fo:margin-left="0in" fo:margin-right="0in" fo:text-indent="0in" style:auto-text-indent="false"/>
      <style:text-properties style:font-name="Times New Roman" style:text-underline-style="none" fo:font-weight="normal" officeooo:rsid="002d0ce8" style:font-weight-asian="normal" style:font-weight-complex="normal"/>
    </style:style>
    <style:style style:name="P11"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bold" officeooo:rsid="002d0ce8" officeooo:paragraph-rsid="002d0ce8" style:font-style-asian="normal" style:font-weight-asian="bold" style:font-style-complex="normal" style:font-weight-complex="bold"/>
    </style:style>
    <style:style style:name="P1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630839" officeooo:paragraph-rsid="00630839" style:font-style-asian="normal" style:font-weight-asian="normal" style:font-style-complex="normal" style:font-weight-complex="normal"/>
    </style:style>
    <style:style style:name="P1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3af6cc" officeooo:paragraph-rsid="00654916" style:font-style-asian="normal" style:font-weight-asian="normal" style:font-style-complex="normal" style:font-weight-complex="normal"/>
    </style:style>
    <style:style style:name="P1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45f876" officeooo:paragraph-rsid="00654916" style:font-style-asian="normal" style:font-weight-asian="normal" style:font-style-complex="normal" style:font-weight-complex="normal"/>
    </style:style>
    <style:style style:name="P1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3af6cc" officeooo:paragraph-rsid="00654916" style:font-style-asian="normal" style:font-weight-asian="normal" style:font-style-complex="normal" style:font-weight-complex="normal"/>
    </style:style>
    <style:style style:name="P1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a446bf" officeooo:paragraph-rsid="00a446bf" style:font-style-asian="normal" style:font-weight-asian="normal" style:font-style-complex="normal" style:font-weight-complex="normal"/>
    </style:style>
    <style:style style:name="P1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88ed4" officeooo:paragraph-rsid="00654916" style:font-style-asian="normal" style:font-weight-asian="bold" style:font-style-complex="normal" style:font-weight-complex="bold"/>
    </style:style>
    <style:style style:name="P1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e4a26" officeooo:paragraph-rsid="00654916" style:font-style-asian="normal" style:font-weight-asian="bold" style:font-style-complex="normal" style:font-weight-complex="bold"/>
    </style:style>
    <style:style style:name="P19"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normal" officeooo:rsid="0062e8d8" officeooo:paragraph-rsid="0062e8d8" style:font-style-asian="italic" style:font-weight-asian="normal" style:font-style-complex="italic" style:font-weight-complex="normal"/>
    </style:style>
    <style:style style:name="P2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normal" officeooo:rsid="0030251d" officeooo:paragraph-rsid="00654916" style:font-style-asian="italic" style:font-weight-asian="normal" style:font-style-complex="italic" style:font-weight-complex="normal"/>
    </style:style>
    <style:style style:name="P21"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normal" officeooo:rsid="0045f876" officeooo:paragraph-rsid="00654916" style:font-style-asian="italic" style:font-weight-asian="normal" style:font-style-complex="italic" style:font-weight-complex="normal"/>
    </style:style>
    <style:style style:name="P22"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normal" officeooo:rsid="00556a98" officeooo:paragraph-rsid="00556a98" style:font-style-asian="italic" style:font-weight-asian="normal" style:font-style-complex="italic" style:font-weight-complex="normal"/>
    </style:style>
    <style:style style:name="P23"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normal" officeooo:rsid="009c80da" officeooo:paragraph-rsid="009c80da" style:font-style-asian="italic" style:font-weight-asian="normal" style:font-style-complex="italic" style:font-weight-complex="normal"/>
    </style:style>
    <style:style style:name="P24"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2d0ce8" officeooo:paragraph-rsid="00654916" style:font-weight-asian="normal" style:font-weight-complex="normal"/>
    </style:style>
    <style:style style:name="P25"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ae2cf" officeooo:paragraph-rsid="003ae2cf" style:font-weight-asian="normal" style:font-weight-complex="normal"/>
    </style:style>
    <style:style style:name="P2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220ec" officeooo:paragraph-rsid="00385203" style:font-weight-asian="normal" style:font-weight-complex="normal"/>
    </style:style>
    <style:style style:name="P2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a2a25" officeooo:paragraph-rsid="003a2a25" style:font-weight-asian="normal" style:font-weight-complex="normal"/>
    </style:style>
    <style:style style:name="P2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872497" officeooo:paragraph-rsid="00872497" style:font-weight-asian="normal" style:font-weight-complex="normal"/>
    </style:style>
    <style:style style:name="P29"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1018a" officeooo:paragraph-rsid="0091018a" style:font-weight-asian="normal" style:font-weight-complex="normal"/>
    </style:style>
    <style:style style:name="P3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6c9ee" officeooo:paragraph-rsid="0096c9ee" style:font-weight-asian="normal" style:font-weight-complex="normal"/>
    </style:style>
    <style:style style:name="P31"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8e434" officeooo:paragraph-rsid="0098e434" style:font-weight-asian="bold" style:font-weight-complex="bold"/>
    </style:style>
    <style:style style:name="P32"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7e6c32" officeooo:paragraph-rsid="007e6c32" style:font-weight-asian="bold" style:font-weight-complex="bold"/>
    </style:style>
    <style:style style:name="P3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1018a" style:font-weight-asian="bold" style:font-weight-complex="bold"/>
    </style:style>
    <style:style style:name="P3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29a2b" style:font-weight-asian="bold" style:font-weight-complex="bold"/>
    </style:style>
    <style:style style:name="P3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41771" officeooo:paragraph-rsid="00941771" style:font-weight-asian="bold" style:font-weight-complex="bold"/>
    </style:style>
    <style:style style:name="P3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63781" officeooo:paragraph-rsid="00963781" style:font-weight-asian="bold" style:font-weight-complex="bold"/>
    </style:style>
    <style:style style:name="P3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officeooo:rsid="00b96f52" officeooo:paragraph-rsid="00b96f52"/>
    </style:style>
    <style:style style:name="P38" style:family="paragraph" style:parent-style-name="Standard" style:list-style-name="L3">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italic" officeooo:rsid="00c3f0b7" officeooo:paragraph-rsid="00c6df12" style:font-style-asian="italic" style:font-style-complex="italic"/>
    </style:style>
    <style:style style:name="P39"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normal" officeooo:rsid="00bd0557" officeooo:paragraph-rsid="00be70b1" style:text-blinking="false" style:font-name-asian="Calibri" style:font-size-asian="14pt" style:font-style-asian="italic" style:font-weight-asian="normal" style:font-name-complex="Times New Roman1" style:font-size-complex="14pt" style:font-style-complex="italic" style:font-weight-complex="normal"/>
    </style:style>
    <style:style style:name="P4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56f19" officeooo:paragraph-rsid="00c6df12" style:text-blinking="false" style:font-name-asian="Calibri" style:font-size-asian="14pt" style:font-style-asian="normal" style:font-weight-asian="normal" style:font-name-complex="Times New Roman1" style:font-size-complex="14pt" style:font-style-complex="normal" style:font-weight-complex="normal"/>
    </style:style>
    <style:style style:name="P4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9941f" officeooo:paragraph-rsid="00c9941f" style:text-blinking="false" style:font-name-asian="Calibri" style:font-size-asian="14pt" style:font-style-asian="normal" style:font-weight-asian="normal" style:font-name-complex="Times New Roman1" style:font-size-complex="14pt" style:font-style-complex="normal" style:font-weight-complex="normal"/>
    </style:style>
    <style:style style:name="P4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beb9a5" officeooo:paragraph-rsid="00beb9a5" style:font-style-asian="normal" style:font-style-complex="normal"/>
    </style:style>
    <style:style style:name="P4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44" style:family="paragraph" style:parent-style-name="Standard">
      <style:paragraph-properties fo:margin-top="0in" fo:margin-bottom="0.139in" loext:contextual-spacing="false" fo:line-height="115%" fo:text-align="center" style:justify-single-word="false"/>
      <style:text-properties style:font-name="Times New Roman" fo:font-size="14pt" style:font-name-asian="Calibri" style:font-size-asian="14pt" style:font-name-complex="Times New Roman1" style:font-size-complex="14pt"/>
    </style:style>
    <style:style style:name="P45" style:family="paragraph" style:parent-style-name="Standard">
      <style:paragraph-properties fo:margin-top="0in" fo:margin-bottom="0.139in" loext:contextual-spacing="false" fo:line-height="115%" fo:text-align="center" style:justify-single-word="false">
        <style:tab-stops>
          <style:tab-stop style:position="0.2957in"/>
        </style:tab-stops>
      </style:paragraph-properties>
      <style:text-properties style:font-name="Times New Roman" fo:font-size="14pt" style:font-name-asian="Calibri" style:font-size-asian="14pt" style:font-name-complex="Times New Roman1" style:font-size-complex="14pt"/>
    </style:style>
    <style:style style:name="P46" style:family="paragraph" style:parent-style-name="Standard">
      <style:paragraph-properties fo:margin-top="0in" fo:margin-bottom="0.139in" loext:contextual-spacing="false" fo:line-height="115%" fo:text-align="end" style:justify-single-word="false">
        <style:tab-stops>
          <style:tab-stop style:position="3.15in"/>
        </style:tab-stops>
      </style:paragraph-properties>
      <style:text-properties style:font-name="Times New Roman" fo:font-size="14pt" style:font-name-asian="Calibri" style:font-size-asian="14pt" style:font-name-complex="Times New Roman1" style:font-size-complex="14pt"/>
    </style:style>
    <style:style style:name="P47" style:family="paragraph" style:parent-style-name="Standard">
      <style:paragraph-properties fo:margin-top="0in" fo:margin-bottom="0.139in" loext:contextual-spacing="false" fo:line-height="115%" fo:text-align="center" style:justify-single-word="false"/>
      <style:text-properties style:font-name="Times New Roman" fo:font-size="14pt" fo:font-style="italic" style:font-name-asian="Calibri" style:font-size-asian="14pt" style:font-style-asian="italic" style:font-name-complex="Times New Roman1" style:font-size-complex="14pt"/>
    </style:style>
    <style:style style:name="P48" style:family="paragraph" style:parent-style-name="Standard">
      <style:paragraph-properties fo:margin-top="0in" fo:margin-bottom="0.139in" loext:contextual-spacing="false" fo:line-height="115%" fo:text-align="center" style:justify-single-word="false">
        <style:tab-stops>
          <style:tab-stop style:position="0in"/>
        </style:tab-stops>
      </style:paragraph-properties>
      <style:text-properties style:font-name="Times New Roman" fo:font-size="14pt" fo:font-style="italic" style:font-name-asian="Calibri" style:font-size-asian="14pt" style:font-style-asian="italic" style:font-name-complex="Times New Roman1" style:font-size-complex="14pt"/>
    </style:style>
    <style:style style:name="P49"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a9d0c1" style:font-size-asian="14pt" style:font-size-complex="14pt"/>
    </style:style>
    <style:style style:name="P50"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b17f3c" style:font-size-asian="14pt" style:font-weight-asian="bold" style:font-size-complex="14pt" style:font-weight-complex="bold"/>
    </style:style>
    <style:style style:name="P51"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b4941d"/>
    </style:style>
    <style:style style:name="P52"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684f6b" officeooo:paragraph-rsid="00684f6b" style:font-style-asian="normal" style:font-weight-asian="bold" style:font-style-complex="normal" style:font-weight-complex="bold"/>
    </style:style>
    <style:style style:name="P53"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a7ec61" style:font-style-asian="normal" style:font-weight-asian="bold" style:font-style-complex="normal" style:font-weight-complex="bold"/>
    </style:style>
    <style:style style:name="P54"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9e9f32" style:font-style-asian="normal" style:font-weight-asian="bold" style:font-style-complex="normal" style:font-weight-complex="bold"/>
    </style:style>
    <style:style style:name="P55"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58d85c" officeooo:paragraph-rsid="0068ff89" style:font-style-asian="normal" style:font-weight-asian="bold" style:font-style-complex="normal" style:font-weight-complex="bold"/>
    </style:style>
    <style:style style:name="P56"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2727f" style:font-style-asian="normal" style:font-weight-asian="bold" style:font-style-complex="normal" style:font-weight-complex="bold"/>
    </style:style>
    <style:style style:name="P57"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49f48" style:font-style-asian="normal" style:font-weight-asian="bold" style:font-style-complex="normal" style:font-weight-complex="bold"/>
    </style:style>
    <style:style style:name="P58"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791dd8" officeooo:paragraph-rsid="00791dd8" style:font-style-asian="normal" style:font-weight-asian="normal" style:font-style-complex="normal" style:font-weight-complex="normal"/>
    </style:style>
    <style:style style:name="P59"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3de06" officeooo:paragraph-rsid="00d3de06" style:font-style-asian="normal" style:font-weight-asian="normal" style:font-style-complex="normal" style:font-weight-complex="normal"/>
    </style:style>
    <style:style style:name="P60"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732e4" officeooo:paragraph-rsid="00d732e4" style:font-style-asian="normal" style:font-weight-asian="normal" style:font-style-complex="normal" style:font-weight-complex="normal"/>
    </style:style>
    <style:style style:name="P61"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9dcb7" officeooo:paragraph-rsid="00d9dcb7" style:font-style-asian="normal" style:font-weight-asian="normal" style:font-style-complex="normal" style:font-weight-complex="normal"/>
    </style:style>
    <style:style style:name="P62"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c05a1" officeooo:paragraph-rsid="00dc05a1" style:font-style-asian="normal" style:font-weight-asian="normal" style:font-style-complex="normal" style:font-weight-complex="normal"/>
    </style:style>
    <style:style style:name="P63"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e1f4b0" officeooo:paragraph-rsid="00e1f4b0" style:font-style-asian="normal" style:font-weight-asian="normal" style:font-style-complex="normal" style:font-weight-complex="normal"/>
    </style:style>
    <style:style style:name="P64"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e37419" officeooo:paragraph-rsid="00e37419" style:font-style-asian="normal" style:font-weight-asian="normal" style:font-style-complex="normal" style:font-weight-complex="normal"/>
    </style:style>
    <style:style style:name="P65"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e3f07b" officeooo:paragraph-rsid="00e3f07b" style:font-style-asian="normal" style:font-weight-asian="normal" style:font-style-complex="normal" style:font-weight-complex="normal"/>
    </style:style>
    <style:style style:name="P66"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eb1c14" officeooo:paragraph-rsid="00eb1c14" style:font-style-asian="normal" style:font-weight-asian="normal" style:font-style-complex="normal" style:font-weight-complex="normal"/>
    </style:style>
    <style:style style:name="P67"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normal" officeooo:rsid="00791dd8" officeooo:paragraph-rsid="00ce5ac9" style:font-style-asian="italic" style:font-weight-asian="normal" style:font-style-complex="italic" style:font-weight-complex="normal"/>
    </style:style>
    <style:style style:name="P68"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normal" officeooo:rsid="00d732e4" officeooo:paragraph-rsid="00d9dcb7" style:font-style-asian="italic" style:font-weight-asian="normal" style:font-style-complex="italic" style:font-weight-complex="normal"/>
    </style:style>
    <style:style style:name="P69"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normal" officeooo:rsid="00dc05a1" officeooo:paragraph-rsid="00dc05a1" style:font-style-asian="italic" style:font-weight-asian="normal" style:font-style-complex="italic" style:font-weight-complex="normal"/>
    </style:style>
    <style:style style:name="P70"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7fee4" officeooo:paragraph-rsid="0077fee4"/>
    </style:style>
    <style:style style:name="P71"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af262" officeooo:paragraph-rsid="007af262"/>
    </style:style>
    <style:style style:name="P72" style:family="paragraph" style:parent-style-name="Standard" style:list-style-name="L3">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73"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style="normal" fo:font-weight="bold" officeooo:rsid="00e1f4b0" officeooo:paragraph-rsid="00e1f4b0" style:font-style-asian="normal" style:font-weight-asian="bold" style:font-style-complex="normal" style:font-weight-complex="bold"/>
    </style:style>
    <style:style style:name="P74"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68ff89"/>
    </style:style>
    <style:style style:name="P75"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b77777"/>
    </style:style>
    <style:style style:name="P76"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cc6c54"/>
    </style:style>
    <style:style style:name="P77"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e3f07b"/>
    </style:style>
    <style:style style:name="P78"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e455db"/>
    </style:style>
    <style:style style:name="P79" style:family="paragraph" style:parent-style-name="Standard" style:list-style-name="L5">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officeooo:paragraph-rsid="00e37419"/>
    </style:style>
    <style:style style:name="P80" style:family="paragraph" style:parent-style-name="Standard" style:list-style-name="L4">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officeooo:paragraph-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P81" style:family="paragraph" style:parent-style-name="Standard" style:list-style-name="WWNum1">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normal" officeooo:rsid="0077fee4" officeooo:paragraph-rsid="00cb6b73" style:text-blinking="false" style:font-name-asian="Calibri" style:font-size-asian="14pt" style:font-style-asian="italic" style:font-weight-asian="normal" style:font-name-complex="Times New Roman1" style:font-size-complex="14pt" style:font-style-complex="italic" style:font-weight-complex="normal"/>
    </style:style>
    <style:style style:name="P82" style:family="paragraph" style:parent-style-name="Standard">
      <style:paragraph-properties fo:margin-top="0in" fo:margin-bottom="0.139in" loext:contextual-spacing="false" fo:line-height="115%" fo:text-align="center" style:justify-single-word="false" fo:break-before="page"/>
      <style:text-properties style:font-name="Times New Roman" fo:font-size="14pt" fo:font-weight="bold" officeooo:rsid="002302fc" officeooo:paragraph-rsid="002302fc" style:font-name-asian="Calibri" style:font-size-asian="14pt" style:font-weight-asian="bold" style:font-name-complex="Times New Roman1" style:font-size-complex="14pt" style:font-weight-complex="bold"/>
    </style:style>
    <style:style style:name="P83" style:family="paragraph" style:parent-style-name="Standard" style:list-style-name="">
      <loext:graphic-properties draw:fill="none"/>
      <style:paragraph-properties fo:margin-top="0in" fo:margin-bottom="0.139in" loext:contextual-spacing="false" fo:line-height="100%" fo:text-align="end" style:justify-single-word="false" fo:break-before="pag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e37419" officeooo:paragraph-rsid="00e37419" style:font-style-asian="normal" style:font-weight-asian="normal" style:font-style-complex="normal" style:font-weight-complex="normal"/>
    </style:style>
    <style:style style:name="P84" style:family="paragraph" style:parent-style-name="Standard" style:list-style-name="">
      <loext:graphic-properties draw:fill="none"/>
      <style:paragraph-properties fo:margin-top="0in" fo:margin-bottom="0.139in" loext:contextual-spacing="false" fo:line-height="100%" fo:text-align="center" style:justify-single-word="false" fo:break-before="page" fo:background-color="transparent">
        <style:tab-stops>
          <style:tab-stop style:position="6.2992in" style:type="char" style:char="." style:leader-style="dotted" style:leader-text="."/>
        </style:tab-stops>
      </style:paragraph-properties>
      <style:text-properties officeooo:rsid="00eb1c14" officeooo:paragraph-rsid="00eb1c14"/>
    </style:style>
    <style:style style:name="P85" style:family="paragraph" style:parent-style-name="Standard">
      <style:paragraph-properties fo:margin-left="0in" fo:margin-right="-0.0016in" fo:margin-top="0in" fo:margin-bottom="0.139in" loext:contextual-spacing="false" fo:line-height="115%" fo:text-align="end" style:justify-single-word="false" fo:text-indent="0in" style:auto-text-indent="false">
        <style:tab-stops>
          <style:tab-stop style:position="0.4925in"/>
          <style:tab-stop style:position="3.15in"/>
        </style:tab-stops>
      </style:paragraph-properties>
      <style:text-properties style:font-name="Times New Roman" fo:font-size="14pt" style:font-name-asian="Calibri" style:font-size-asian="14pt" style:font-name-complex="Times New Roman1" style:font-size-complex="14pt"/>
    </style:style>
    <style:style style:name="P86" style:family="paragraph" style:parent-style-name="Footer" style:list-style-name="">
      <style:paragraph-properties fo:margin-left="0in" fo:margin-right="0in" fo:text-align="center" style:justify-single-word="false" fo:text-indent="0in" style:auto-text-indent="false"/>
      <style:text-properties fo:color="#000000" fo:background-color="#ffffff"/>
    </style:style>
    <style:style style:name="P87" style:family="paragraph" style:parent-style-name="Preformatted_20_Text" style:list-style-name="L13">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style:font-name="Times New Roman" fo:font-size="14pt" officeooo:rsid="001182c6" officeooo:paragraph-rsid="00eb1c14" style:font-size-asian="14pt" style:font-size-complex="14pt"/>
    </style:style>
    <style:style style:name="P88" style:family="paragraph" style:parent-style-name="Preformatted_20_Text" style:list-style-name="">
      <style:text-properties style:font-name="Times New Roman" fo:font-size="14pt" officeooo:rsid="001182c6" officeooo:paragraph-rsid="00eb1c14" style:font-size-asian="14pt" style:font-size-complex="14pt"/>
    </style:style>
    <style:style style:name="P89" style:family="paragraph" style:parent-style-name="Preformatted_20_Text" style:list-style-name="L11">
      <style:text-properties style:font-name="Times New Roman" fo:font-size="14pt" officeooo:rsid="001182c6" officeooo:paragraph-rsid="00eb1c14" style:font-size-asian="14pt" style:font-size-complex="14pt"/>
    </style:style>
    <style:style style:name="P90" style:family="paragraph" style:parent-style-name="Preformatted_20_Text" style:list-style-name="L12">
      <style:text-properties style:font-name="Times New Roman" fo:font-size="14pt" officeooo:rsid="001182c6" officeooo:paragraph-rsid="00eb1c14" style:font-size-asian="14pt" style:font-size-complex="14pt"/>
    </style:style>
    <style:style style:name="P91" style:family="paragraph" style:parent-style-name="Preformatted_20_Text" style:list-style-name="L13">
      <style:text-properties style:font-name="Times New Roman" fo:font-size="14pt" officeooo:rsid="001182c6" officeooo:paragraph-rsid="00eb1c14" style:font-size-asian="14pt" style:font-size-complex="14pt"/>
    </style:style>
    <style:style style:name="P92" style:family="paragraph" style:parent-style-name="Preformatted_20_Text" style:list-style-name="">
      <style:text-properties style:font-name="Times New Roman" fo:font-size="14pt" officeooo:paragraph-rsid="00eb1c14" style:font-size-asian="14pt" style:font-size-complex="14pt"/>
    </style:style>
    <style:style style:name="P93" style:family="paragraph" style:parent-style-name="Preformatted_20_Text" style:list-style-name="L12">
      <style:text-properties style:font-name="Times New Roman" fo:font-size="14pt" officeooo:paragraph-rsid="00eb1c14" style:font-size-asian="14pt" style:font-size-complex="14pt"/>
    </style:style>
    <style:style style:name="P94" style:family="paragraph" style:parent-style-name="Preformatted_20_Text" style:list-style-name="">
      <loext:graphic-properties draw:fill="none"/>
      <style:paragraph-properties fo:margin-left="3.6866in" fo:margin-right="0in" fo:margin-top="0in" fo:margin-bottom="0in" loext:contextual-spacing="false" fo:text-indent="0in" style:auto-text-indent="false" fo:background-color="transparent"/>
      <style:text-properties style:font-name="Times New Roman" fo:font-size="14pt" fo:font-weight="normal" officeooo:paragraph-rsid="00eb1c14" style:font-size-asian="14pt" style:font-weight-asian="normal" style:font-size-complex="14pt" style:font-weight-complex="normal"/>
    </style:style>
    <style:style style:name="P95" style:family="paragraph" style:parent-style-name="Preformatted_20_Text" style:list-style-name="">
      <loext:graphic-properties draw:fill="none"/>
      <style:paragraph-properties fo:margin-left="3.6866in" fo:margin-right="0in" fo:margin-top="0in" fo:margin-bottom="0in" loext:contextual-spacing="false" fo:text-indent="0in" style:auto-text-indent="false" fo:background-color="transparent"/>
      <style:text-properties style:font-name="Times New Roman" fo:font-size="14pt" officeooo:rsid="001182c6" officeooo:paragraph-rsid="00eb1c14" style:font-size-asian="14pt" style:font-size-complex="14pt"/>
    </style:style>
    <style:style style:name="P96"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fo:font-weight="bold" officeooo:paragraph-rsid="00eb1c14" style:font-size-asian="14pt" style:font-weight-asian="bold" style:font-size-complex="14pt" style:font-weight-complex="bold"/>
    </style:style>
    <style:style style:name="P97"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fo:font-weight="bold" officeooo:rsid="001182c6" officeooo:paragraph-rsid="00eb1c14" style:font-size-asian="14pt" style:font-weight-asian="bold" style:font-size-complex="14pt" style:font-weight-complex="bold"/>
    </style:style>
    <style:style style:name="P98"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style:text-underline-style="solid" style:text-underline-width="auto" style:text-underline-color="font-color" fo:font-weight="bold" officeooo:rsid="001343d2" officeooo:paragraph-rsid="00eb1c14" style:font-size-asian="14pt" style:font-weight-asian="bold" style:font-size-complex="14pt" style:font-weight-complex="bold"/>
    </style:style>
    <style:style style:name="T1" style:family="text">
      <style:text-properties officeooo:rsid="001e342b"/>
    </style:style>
    <style:style style:name="T2" style:family="text">
      <style:text-properties style:font-name-asian="Calibri" style:font-name-complex="Times New Roman1"/>
    </style:style>
    <style:style style:name="T3" style:family="text">
      <style:text-properties style:font-name-asian="Segoe UI Symbol" style:font-name-complex="Times New Roman1"/>
    </style:style>
    <style:style style:name="T4" style:family="text">
      <style:text-properties officeooo:rsid="001e60e8"/>
    </style:style>
    <style:style style:name="T5" style:family="text">
      <style:text-properties officeooo:rsid="0027b1e5"/>
    </style:style>
    <style:style style:name="T6" style:family="text">
      <style:text-properties style:font-name="Times New Roman" fo:font-style="normal" style:text-underline-style="none" fo:font-weight="normal" style:font-style-asian="normal" style:font-weight-asian="normal" style:font-style-complex="normal" style:font-weight-complex="normal"/>
    </style:style>
    <style:style style:name="T7" style:family="text">
      <style:text-properties style:font-name="Times New Roman" fo:font-style="normal" style:text-underline-style="none" fo:font-weight="normal" officeooo:rsid="0068ff89" style:font-style-asian="normal" style:font-weight-asian="normal" style:font-style-complex="normal" style:font-weight-complex="normal"/>
    </style:style>
    <style:style style:name="T8" style:family="text">
      <style:text-properties style:font-name="Times New Roman" fo:font-style="normal" style:text-underline-style="none" fo:font-weight="normal" officeooo:rsid="007b622b" style:font-style-asian="normal" style:font-weight-asian="normal" style:font-style-complex="normal" style:font-weight-complex="normal"/>
    </style:style>
    <style:style style:name="T9" style:family="text">
      <style:text-properties style:font-name="Times New Roman" fo:font-style="normal" style:text-underline-style="none" fo:font-weight="normal" officeooo:rsid="0030251d" style:font-style-asian="normal" style:font-weight-asian="normal" style:font-style-complex="normal" style:font-weight-complex="normal"/>
    </style:style>
    <style:style style:name="T10" style:family="text">
      <style:text-properties style:font-name="Times New Roman" fo:font-style="normal" style:text-underline-style="none" fo:font-weight="normal" officeooo:rsid="003ae2cf" style:font-style-asian="normal" style:font-weight-asian="normal" style:font-style-complex="normal" style:font-weight-complex="normal"/>
    </style:style>
    <style:style style:name="T11" style:family="text">
      <style:text-properties style:font-name="Times New Roman" fo:font-style="normal" style:text-underline-style="none" fo:font-weight="normal" officeooo:rsid="007e6c32" style:font-style-asian="normal" style:font-weight-asian="normal" style:font-style-complex="normal" style:font-weight-complex="normal"/>
    </style:style>
    <style:style style:name="T12" style:family="text">
      <style:text-properties style:font-name="Times New Roman" fo:font-style="normal" style:text-underline-style="none" fo:font-weight="normal" officeooo:rsid="0088990c" style:font-style-asian="normal" style:font-weight-asian="normal" style:font-style-complex="normal" style:font-weight-complex="normal"/>
    </style:style>
    <style:style style:name="T13" style:family="text">
      <style:text-properties style:font-name="Times New Roman" fo:font-style="normal" style:text-underline-style="none" fo:font-weight="normal" officeooo:rsid="007af262" style:font-style-asian="normal" style:font-weight-asian="normal" style:font-style-complex="normal" style:font-weight-complex="normal"/>
    </style:style>
    <style:style style:name="T14" style:family="text">
      <style:text-properties style:font-name="Times New Roman" fo:font-style="normal" style:text-underline-style="none" fo:font-weight="normal" officeooo:rsid="00d832c4" style:font-style-asian="normal" style:font-weight-asian="normal" style:font-style-complex="normal" style:font-weight-complex="normal"/>
    </style:style>
    <style:style style:name="T15" style:family="text">
      <style:text-properties style:font-name="Times New Roman" fo:font-style="normal" style:text-underline-style="none" fo:font-weight="bold" officeooo:rsid="005b3be5" style:font-style-asian="normal" style:font-weight-asian="bold" style:font-style-complex="normal" style:font-weight-complex="bold"/>
    </style:style>
    <style:style style:name="T16" style:family="text">
      <style:text-properties style:font-name="Times New Roman" fo:font-style="normal" style:text-underline-style="none" fo:font-weight="bold" officeooo:rsid="00786aae" style:font-style-asian="normal" style:font-weight-asian="bold" style:font-style-complex="normal" style:font-weight-complex="bold"/>
    </style:style>
    <style:style style:name="T17" style:family="text">
      <style:text-properties style:font-name="Times New Roman" fo:font-style="normal" fo:font-weight="normal" officeooo:rsid="009c80da" style:font-style-asian="normal" style:font-weight-asian="normal" style:font-style-complex="normal" style:font-weight-complex="normal"/>
    </style:style>
    <style:style style:name="T18" style:family="text">
      <style:text-properties style:font-name="Times New Roman" fo:font-style="normal" fo:font-weight="normal" officeooo:rsid="00a12597" style:font-style-asian="normal" style:font-weight-asian="normal" style:font-style-complex="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499223" style:font-weight-asian="normal" style:font-weight-complex="normal"/>
    </style:style>
    <style:style style:name="T22" style:family="text">
      <style:text-properties style:text-underline-style="none" fo:font-weight="normal" officeooo:rsid="004c72b4" style:font-weight-asian="normal" style:font-weight-complex="normal"/>
    </style:style>
    <style:style style:name="T23" style:family="text">
      <style:text-properties style:text-underline-style="none" fo:font-weight="normal" officeooo:rsid="00504078" style:font-weight-asian="normal" style:font-weight-complex="normal"/>
    </style:style>
    <style:style style:name="T24" style:family="text">
      <style:text-properties style:text-underline-style="none" fo:font-weight="normal" officeooo:rsid="005144ce" style:font-weight-asian="normal" style:font-weight-complex="normal"/>
    </style:style>
    <style:style style:name="T25" style:family="text">
      <style:text-properties style:text-underline-style="none" fo:font-weight="normal" officeooo:rsid="0052617b" style:font-weight-asian="normal" style:font-weight-complex="normal"/>
    </style:style>
    <style:style style:name="T26" style:family="text">
      <style:text-properties style:text-underline-style="none" fo:font-weight="normal" officeooo:rsid="0068ff89" style:font-weight-asian="normal" style:font-weight-complex="normal"/>
    </style:style>
    <style:style style:name="T27" style:family="text">
      <style:text-properties style:text-underline-style="none" fo:font-weight="normal" officeooo:rsid="0072727f" style:font-weight-asian="normal" style:font-weight-complex="normal"/>
    </style:style>
    <style:style style:name="T28" style:family="text">
      <style:text-properties style:text-underline-style="none" fo:font-weight="normal" officeooo:rsid="007651e9" style:font-weight-asian="normal" style:font-weight-complex="normal"/>
    </style:style>
    <style:style style:name="T29" style:family="text">
      <style:text-properties style:text-underline-style="none" fo:font-weight="normal" officeooo:rsid="0077fee4" style:font-weight-asian="normal" style:font-weight-complex="normal"/>
    </style:style>
    <style:style style:name="T30" style:family="text">
      <style:text-properties style:text-underline-style="none" fo:font-weight="normal" officeooo:rsid="009e9f32" style:font-weight-asian="normal" style:font-weight-complex="normal"/>
    </style:style>
    <style:style style:name="T31" style:family="text">
      <style:text-properties style:text-underline-style="none" fo:font-weight="normal" officeooo:rsid="009d2f6d" style:font-weight-asian="normal" style:font-weight-complex="normal"/>
    </style:style>
    <style:style style:name="T32" style:family="text">
      <style:text-properties style:text-underline-style="none" fo:font-weight="normal" officeooo:rsid="00ab41c5" style:font-weight-asian="normal" style:font-weight-complex="normal"/>
    </style:style>
    <style:style style:name="T33" style:family="text">
      <style:text-properties style:text-underline-style="none" officeooo:rsid="0030251d"/>
    </style:style>
    <style:style style:name="T34" style:family="text">
      <style:text-properties style:text-underline-style="none" officeooo:rsid="003b3dd5"/>
    </style:style>
    <style:style style:name="T35" style:family="text">
      <style:text-properties style:text-underline-style="none" officeooo:rsid="003d9206"/>
    </style:style>
    <style:style style:name="T36" style:family="text">
      <style:text-properties style:text-underline-style="none" fo:font-weight="bold" officeooo:rsid="00418cc5" style:font-weight-asian="bold" style:font-weight-complex="bold"/>
    </style:style>
    <style:style style:name="T37" style:family="text">
      <style:text-properties style:text-underline-style="none" officeooo:rsid="003e27c8"/>
    </style:style>
    <style:style style:name="T38" style:family="text">
      <style:text-properties style:text-underline-style="none" officeooo:rsid="003edd32"/>
    </style:style>
    <style:style style:name="T39" style:family="text">
      <style:text-properties style:text-underline-style="none" officeooo:rsid="004014b5"/>
    </style:style>
    <style:style style:name="T40" style:family="text">
      <style:text-properties style:text-underline-style="none" officeooo:rsid="00418cc5"/>
    </style:style>
    <style:style style:name="T41" style:family="text">
      <style:text-properties style:text-underline-style="none" officeooo:rsid="0041e9e1"/>
    </style:style>
    <style:style style:name="T42" style:family="text">
      <style:text-properties style:text-underline-style="none" officeooo:rsid="0043a968"/>
    </style:style>
    <style:style style:name="T43" style:family="text">
      <style:text-properties style:text-underline-style="none" officeooo:rsid="0046abad"/>
    </style:style>
    <style:style style:name="T44" style:family="text">
      <style:text-properties style:text-underline-style="none" officeooo:rsid="0047b795"/>
    </style:style>
    <style:style style:name="T45" style:family="text">
      <style:text-properties style:text-underline-style="none" officeooo:rsid="004c72b4"/>
    </style:style>
    <style:style style:name="T46" style:family="text">
      <style:text-properties style:text-underline-style="none" officeooo:rsid="0055e500"/>
    </style:style>
    <style:style style:name="T47" style:family="text">
      <style:text-properties style:text-underline-style="none" officeooo:rsid="0058d85c"/>
    </style:style>
    <style:style style:name="T48" style:family="text">
      <style:text-properties style:text-underline-style="none" officeooo:rsid="005bc29a"/>
    </style:style>
    <style:style style:name="T49" style:family="text">
      <style:text-properties style:text-underline-style="none" officeooo:rsid="0060f42e"/>
    </style:style>
    <style:style style:name="T50" style:family="text">
      <style:text-properties style:text-underline-style="none" officeooo:rsid="0062e8d8"/>
    </style:style>
    <style:style style:name="T51" style:family="text">
      <style:text-properties style:text-underline-style="none" officeooo:rsid="00684f6b"/>
    </style:style>
    <style:style style:name="T52" style:family="text">
      <style:text-properties fo:font-weight="normal" officeooo:rsid="00a9d0c1" style:font-style-asian="normal" style:font-weight-asian="normal" style:font-style-complex="normal" style:font-weight-complex="normal"/>
    </style:style>
    <style:style style:name="T53" style:family="text">
      <style:text-properties fo:font-weight="normal" officeooo:rsid="00b17f3c" style:font-style-asian="normal" style:font-weight-asian="normal" style:font-style-complex="normal" style:font-weight-complex="normal"/>
    </style:style>
    <style:style style:name="T54" style:family="text">
      <style:text-properties fo:font-weight="normal" officeooo:rsid="00b2cc9a" style:font-style-asian="normal" style:font-weight-asian="normal" style:font-style-complex="normal" style:font-weight-complex="normal"/>
    </style:style>
    <style:style style:name="T55" style:family="text">
      <style:text-properties officeooo:rsid="00325b62"/>
    </style:style>
    <style:style style:name="T56" style:family="text">
      <style:text-properties officeooo:rsid="0033acd6"/>
    </style:style>
    <style:style style:name="T57" style:family="text">
      <style:text-properties fo:font-style="italic" style:font-style-asian="italic" style:font-style-complex="italic"/>
    </style:style>
    <style:style style:name="T58" style:family="text">
      <style:text-properties fo:font-style="italic" officeooo:rsid="0033acd6" style:font-style-asian="italic" style:font-style-complex="italic"/>
    </style:style>
    <style:style style:name="T59" style:family="text">
      <style:text-properties fo:font-style="italic" officeooo:rsid="0033ead4" style:font-style-asian="italic" style:font-style-complex="italic"/>
    </style:style>
    <style:style style:name="T60" style:family="text">
      <style:text-properties fo:font-style="italic" officeooo:rsid="008bb8fa" style:font-style-asian="italic" style:font-style-complex="italic"/>
    </style:style>
    <style:style style:name="T61" style:family="text">
      <style:text-properties fo:font-style="italic" officeooo:rsid="00caa0b7" style:font-style-asian="italic" style:font-style-complex="italic"/>
    </style:style>
    <style:style style:name="T62" style:family="text">
      <style:text-properties fo:font-style="italic" fo:font-weight="bold" officeooo:rsid="0033ead4" style:font-style-asian="italic" style:font-weight-asian="bold" style:font-style-complex="italic" style:font-weight-complex="bold"/>
    </style:style>
    <style:style style:name="T63" style:family="text">
      <style:text-properties fo:font-style="italic" fo:font-weight="bold" officeooo:rsid="00caa0b7" style:font-style-asian="italic" style:font-weight-asian="bold" style:font-style-complex="italic" style:font-weight-complex="bold"/>
    </style:style>
    <style:style style:name="T64" style:family="text">
      <style:text-properties fo:font-style="italic" style:text-underline-style="none" style:font-style-asian="italic" style:font-style-complex="italic"/>
    </style:style>
    <style:style style:name="T65" style:family="text">
      <style:text-properties fo:font-style="italic" style:text-underline-style="none" officeooo:rsid="0030251d" style:font-style-asian="italic" style:font-style-complex="italic"/>
    </style:style>
    <style:style style:name="T66" style:family="text">
      <style:text-properties fo:font-style="italic" style:text-underline-style="none" officeooo:rsid="003d9206" style:font-style-asian="italic" style:font-style-complex="italic"/>
    </style:style>
    <style:style style:name="T67" style:family="text">
      <style:text-properties fo:font-style="italic" style:text-underline-style="none" officeooo:rsid="004014b5" style:font-style-asian="italic" style:font-style-complex="italic"/>
    </style:style>
    <style:style style:name="T68" style:family="text">
      <style:text-properties fo:font-style="italic" style:text-underline-style="none" officeooo:rsid="00418cc5" style:font-style-asian="italic" style:font-style-complex="italic"/>
    </style:style>
    <style:style style:name="T69" style:family="text">
      <style:text-properties fo:font-style="italic" style:text-underline-style="none" officeooo:rsid="0043a968" style:font-style-asian="italic" style:font-style-complex="italic"/>
    </style:style>
    <style:style style:name="T70" style:family="text">
      <style:text-properties fo:font-style="italic" style:text-underline-style="none" officeooo:rsid="0088990c" style:font-style-asian="italic" style:font-style-complex="italic"/>
    </style:style>
    <style:style style:name="T71" style:family="text">
      <style:text-properties fo:font-style="italic" style:text-underline-style="none" fo:font-weight="normal" style:font-style-asian="italic" style:font-weight-asian="normal" style:font-style-complex="italic" style:font-weight-complex="normal"/>
    </style:style>
    <style:style style:name="T72" style:family="text">
      <style:text-properties fo:font-style="italic" style:text-underline-style="none" fo:font-weight="normal" officeooo:rsid="0077fee4" style:font-style-asian="italic" style:font-weight-asian="normal" style:font-style-complex="italic" style:font-weight-complex="normal"/>
    </style:style>
    <style:style style:name="T73" style:family="text">
      <style:text-properties fo:font-style="italic" style:text-underline-style="none" fo:font-weight="normal" officeooo:rsid="00ac2dd4" style:font-style-asian="italic" style:font-weight-asian="normal" style:font-style-complex="italic" style:font-weight-complex="normal"/>
    </style:style>
    <style:style style:name="T74" style:family="text">
      <style:text-properties fo:font-style="normal" style:font-style-asian="normal" style:font-style-complex="normal"/>
    </style:style>
    <style:style style:name="T75" style:family="text">
      <style:text-properties fo:font-style="normal" officeooo:rsid="0033ead4" style:font-style-asian="normal" style:font-style-complex="normal"/>
    </style:style>
    <style:style style:name="T76" style:family="text">
      <style:text-properties fo:font-style="normal" officeooo:rsid="0036253c" style:font-style-asian="normal" style:font-style-complex="normal"/>
    </style:style>
    <style:style style:name="T77" style:family="text">
      <style:text-properties fo:font-style="normal" officeooo:rsid="007e6c32" style:font-style-asian="normal" style:font-style-complex="normal"/>
    </style:style>
    <style:style style:name="T78" style:family="text">
      <style:text-properties fo:font-style="normal" officeooo:rsid="00839a2c" style:font-style-asian="normal" style:font-style-complex="normal"/>
    </style:style>
    <style:style style:name="T79" style:family="text">
      <style:text-properties fo:font-style="normal" officeooo:rsid="00875d06" style:font-style-asian="normal" style:font-style-complex="normal"/>
    </style:style>
    <style:style style:name="T80" style:family="text">
      <style:text-properties fo:font-style="normal" officeooo:rsid="0088990c" style:font-style-asian="normal" style:font-style-complex="normal"/>
    </style:style>
    <style:style style:name="T81" style:family="text">
      <style:text-properties fo:font-style="normal" officeooo:rsid="008bb8fa" style:font-style-asian="normal" style:font-style-complex="normal"/>
    </style:style>
    <style:style style:name="T82" style:family="text">
      <style:text-properties fo:font-style="normal" officeooo:rsid="008d9446" style:font-style-asian="normal" style:font-style-complex="normal"/>
    </style:style>
    <style:style style:name="T83" style:family="text">
      <style:text-properties fo:font-style="normal" officeooo:rsid="00929a2b" style:font-style-asian="normal" style:font-style-complex="normal"/>
    </style:style>
    <style:style style:name="T84" style:family="text">
      <style:text-properties fo:font-style="normal" officeooo:rsid="0095636c" style:font-style-asian="normal" style:font-style-complex="normal"/>
    </style:style>
    <style:style style:name="T85" style:family="text">
      <style:text-properties fo:font-style="normal" officeooo:rsid="0096c9ee" style:font-style-asian="normal" style:font-style-complex="normal"/>
    </style:style>
    <style:style style:name="T86" style:family="text">
      <style:text-properties fo:font-style="normal" officeooo:rsid="00979699"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929a2b" style:font-style-asian="normal" style:font-weight-asian="normal" style:font-style-complex="normal" style:font-weight-complex="normal"/>
    </style:style>
    <style:style style:name="T89" style:family="text">
      <style:text-properties fo:font-style="normal" fo:font-weight="normal" officeooo:rsid="0095636c" style:font-style-asian="normal" style:font-weight-asian="normal" style:font-style-complex="normal" style:font-weight-complex="normal"/>
    </style:style>
    <style:style style:name="T90" style:family="text">
      <style:text-properties fo:font-style="normal" fo:font-weight="normal" officeooo:rsid="00963781" style:font-style-asian="normal" style:font-weight-asian="normal" style:font-style-complex="normal" style:font-weight-complex="normal"/>
    </style:style>
    <style:style style:name="T91" style:family="text">
      <style:text-properties fo:font-style="normal" style:text-underline-style="none" style:font-style-asian="normal" style:font-style-complex="normal"/>
    </style:style>
    <style:style style:name="T92" style:family="text">
      <style:text-properties fo:font-style="normal" style:text-underline-style="none" officeooo:rsid="004540d8" style:font-style-asian="normal" style:font-style-complex="normal"/>
    </style:style>
    <style:style style:name="T93" style:family="text">
      <style:text-properties fo:font-weight="bold" style:font-weight-asian="bold" style:font-weight-complex="bold"/>
    </style:style>
    <style:style style:name="T94" style:family="text">
      <style:text-properties fo:font-weight="bold" officeooo:rsid="004540d8" style:font-weight-asian="bold" style:font-weight-complex="bold"/>
    </style:style>
    <style:style style:name="T95" style:family="text">
      <style:text-properties fo:font-weight="bold" officeooo:rsid="00caa0b7" style:font-weight-asian="bold" style:font-weight-complex="bold"/>
    </style:style>
    <style:style style:name="T96" style:family="text">
      <style:text-properties officeooo:rsid="003af6cc"/>
    </style:style>
    <style:style style:name="T97" style:family="text">
      <style:text-properties officeooo:rsid="003edd32"/>
    </style:style>
    <style:style style:name="T98" style:family="text">
      <style:text-properties officeooo:rsid="004540d8"/>
    </style:style>
    <style:style style:name="T99" style:family="text">
      <style:text-properties officeooo:rsid="0053fc6f"/>
    </style:style>
    <style:style style:name="T100" style:family="text">
      <style:text-properties fo:font-variant="normal" fo:text-transform="none" fo:color="#000000" fo:letter-spacing="normal" fo:font-weight="normal" officeooo:rsid="002302fc" style:font-name-asian="Calibri" style:font-size-asian="14pt" style:font-style-asian="normal" style:font-weight-asian="normal" style:font-name-complex="Times New Roman1" style:font-size-complex="14pt" style:font-style-complex="normal" style:font-weight-complex="normal"/>
    </style:style>
    <style:style style:name="T101" style:family="text">
      <style:text-properties fo:font-variant="normal" fo:text-transform="none" fo:color="#000000" fo:letter-spacing="normal" fo:font-weight="normal" officeooo:rsid="00b4941d" style:font-name-asian="Calibri" style:font-size-asian="14pt" style:font-style-asian="normal" style:font-weight-asian="normal" style:font-name-complex="Times New Roman1" style:font-size-complex="14pt" style:font-style-complex="normal" style:font-weight-complex="normal"/>
    </style:style>
    <style:style style:name="T102" style:family="text">
      <style:text-properties fo:font-variant="normal" fo:text-transform="none" fo:color="#000000" fo:letter-spacing="normal" fo:font-weight="normal" officeooo:rsid="00b72ccb" style:font-name-asian="Calibri" style:font-size-asian="14pt" style:font-style-asian="normal" style:font-weight-asian="normal" style:font-name-complex="Times New Roman1" style:font-size-complex="14pt" style:font-style-complex="normal" style:font-weight-complex="normal"/>
    </style:style>
    <style:style style:name="T103" style:family="text">
      <style:text-properties fo:font-variant="normal" fo:text-transform="none" fo:color="#000000" fo:letter-spacing="normal" officeooo:rsid="00a9d0c1" style:font-name-asian="Calibri" style:font-size-asian="14pt" style:font-style-asian="normal" style:font-weight-asian="bold" style:font-name-complex="Times New Roman1" style:font-size-complex="14pt" style:font-style-complex="normal" style:font-weight-complex="bold"/>
    </style:style>
    <style:style style:name="T104"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a9d0c1" style:text-blinking="false" style:font-name-asian="Calibri" style:font-size-asian="14pt" style:font-style-asian="normal" style:font-weight-asian="bold" style:font-name-complex="Times New Roman1" style:font-size-complex="14pt" style:font-style-complex="normal" style:font-weight-complex="bold"/>
    </style:style>
    <style:style style:name="T105"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ffffff" loext:char-shading-value="0" style:font-name-asian="Calibri" style:font-size-asian="14pt" style:font-style-asian="normal" style:font-name-complex="Times New Roman1" style:font-size-complex="14pt" style:font-style-complex="normal"/>
    </style:style>
    <style:style style:name="T106"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name-complex="Times New Roman1" style:font-size-complex="14pt" style:font-style-complex="normal"/>
    </style:style>
    <style:style style:name="T10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weight-asian="normal" style:font-name-complex="Times New Roman1" style:font-size-complex="14pt" style:font-style-complex="normal" style:font-weight-complex="normal"/>
    </style:style>
    <style:style style:name="T10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8c6b6" style:text-blinking="false" style:font-name-asian="Calibri" style:font-size-asian="14pt" style:font-style-asian="normal" style:font-weight-asian="normal" style:font-name-complex="Times New Roman1" style:font-size-complex="14pt" style:font-style-complex="normal" style:font-weight-complex="normal"/>
    </style:style>
    <style:style style:name="T10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b4e32" style:text-blinking="false" style:font-name-asian="Calibri" style:font-size-asian="14pt" style:font-style-asian="normal" style:font-weight-asian="normal" style:font-name-complex="Times New Roman1" style:font-size-complex="14pt" style:font-style-complex="normal" style:font-weight-complex="normal"/>
    </style:style>
    <style:style style:name="T11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77fee4" style:text-blinking="false" style:font-name-asian="Calibri" style:font-size-asian="14pt" style:font-style-asian="normal" style:font-weight-asian="normal" style:font-name-complex="Times New Roman1" style:font-size-complex="14pt" style:font-style-complex="normal" style:font-weight-complex="normal"/>
    </style:style>
    <style:style style:name="T11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68ff89" style:text-blinking="false" style:font-name-asian="Calibri" style:font-size-asian="14pt" style:font-style-asian="normal" style:font-weight-asian="normal" style:font-name-complex="Times New Roman1" style:font-size-complex="14pt" style:font-style-complex="normal" style:font-weight-complex="normal"/>
    </style:style>
    <style:style style:name="T11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T11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6c54" style:text-blinking="false" style:font-name-asian="Calibri" style:font-size-asian="14pt" style:font-style-asian="normal" style:font-weight-asian="normal" style:font-name-complex="Times New Roman1" style:font-size-complex="14pt" style:font-style-complex="normal" style:font-weight-complex="normal"/>
    </style:style>
    <style:style style:name="T114"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T115"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style:text-blinking="false" style:font-name-asian="Calibri" style:font-size-asian="14pt" style:font-style-asian="italic" style:font-weight-asian="normal" style:font-name-complex="Times New Roman1" style:font-size-complex="14pt" style:font-style-complex="italic" style:font-weight-complex="normal"/>
    </style:style>
    <style:style style:name="T116"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officeooo:rsid="00cc6c54" style:text-blinking="false" style:font-name-asian="Calibri" style:font-size-asian="14pt" style:font-style-asian="italic" style:font-weight-asian="normal" style:font-name-complex="Times New Roman1" style:font-size-complex="14pt" style:font-style-complex="italic" style:font-weight-complex="normal"/>
    </style:style>
    <style:style style:name="T117" style:family="text">
      <style:text-properties fo:font-variant="normal" fo:text-transform="none" fo:color="#000000" style:text-line-through-style="none" style:text-line-through-type="none" style:font-name="Times New Roman" fo:font-size="14pt" fo:letter-spacing="normal" style:text-underline-style="none" fo:font-weight="normal" style:text-blinking="false" style:font-name-asian="Calibri" style:font-size-asian="14pt" style:font-weight-asian="normal" style:font-name-complex="Times New Roman1" style:font-size-complex="14pt" style:font-weight-complex="normal"/>
    </style:style>
    <style:style style:name="T118" style:family="text">
      <style:text-properties fo:font-variant="normal" fo:text-transform="none" fo:color="#000000" style:text-line-through-style="none" style:text-line-through-type="none" style:font-name="Times New Roman" fo:font-size="14pt" fo:letter-spacing="normal" style:text-underline-style="none" fo:font-weight="normal" officeooo:rsid="00bd0557" style:text-blinking="false" style:font-name-asian="Calibri" style:font-size-asian="14pt" style:font-weight-asian="normal" style:font-name-complex="Times New Roman1" style:font-size-complex="14pt" style:font-weight-complex="normal"/>
    </style:style>
    <style:style style:name="T119" style:family="text">
      <style:text-properties fo:font-variant="normal" fo:text-transform="none" fo:color="#000000" style:text-line-through-style="none" style:text-line-through-type="none" style:font-name="Times New Roman" fo:font-size="14pt" fo:letter-spacing="normal" style:text-underline-style="none" fo:font-weight="normal" officeooo:rsid="00bf74ec" style:text-blinking="false" style:font-name-asian="Calibri" style:font-size-asian="14pt" style:font-weight-asian="normal" style:font-name-complex="Times New Roman1" style:font-size-complex="14pt" style:font-weight-complex="normal"/>
    </style:style>
    <style:style style:name="T120"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906a" style:text-blinking="false" style:font-name-asian="Calibri" style:font-size-asian="14pt" style:font-weight-asian="normal" style:font-name-complex="Times New Roman1" style:font-size-complex="14pt" style:font-weight-complex="normal"/>
    </style:style>
    <style:style style:name="T121"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d3d2" style:text-blinking="false" style:font-name-asian="Calibri" style:font-size-asian="14pt" style:font-weight-asian="normal" style:font-name-complex="Times New Roman1" style:font-size-complex="14pt" style:font-weight-complex="normal"/>
    </style:style>
    <style:style style:name="T122" style:family="text">
      <style:text-properties fo:font-variant="normal" fo:text-transform="none" fo:color="#000000" style:text-line-through-style="none" style:text-line-through-type="none" style:font-name="Times New Roman" fo:font-size="14pt" fo:letter-spacing="normal" style:text-underline-style="none" fo:font-weight="normal" officeooo:rsid="00c2155e" style:text-blinking="false" style:font-name-asian="Calibri" style:font-size-asian="14pt" style:font-weight-asian="normal" style:font-name-complex="Times New Roman1" style:font-size-complex="14pt" style:font-weight-complex="normal"/>
    </style:style>
    <style:style style:name="T123" style:family="text">
      <style:text-properties fo:font-variant="normal" fo:text-transform="none" fo:color="#000000" style:text-line-through-style="none" style:text-line-through-type="none" style:font-name="Times New Roman" fo:font-size="14pt" fo:letter-spacing="normal" style:text-underline-style="none" fo:font-weight="normal" officeooo:rsid="00c56f19" style:text-blinking="false" style:font-name-asian="Calibri" style:font-size-asian="14pt" style:font-weight-asian="normal" style:font-name-complex="Times New Roman1" style:font-size-complex="14pt" style:font-weight-complex="normal"/>
    </style:style>
    <style:style style:name="T124" style:family="text">
      <style:text-properties fo:font-variant="normal" fo:text-transform="none" fo:color="#000000" style:text-line-through-style="none" style:text-line-through-type="none" style:font-name="Times New Roman" fo:font-size="14pt" fo:letter-spacing="normal" style:text-underline-style="none" fo:font-weight="bold" style:text-blinking="false" style:font-name-asian="Calibri" style:font-size-asian="14pt" style:font-weight-asian="bold" style:font-name-complex="Times New Roman1" style:font-size-complex="14pt" style:font-weight-complex="bold"/>
    </style:style>
    <style:style style:name="T125" style:family="text">
      <style:text-properties fo:font-variant="normal" fo:text-transform="none" fo:color="#000000" style:text-line-through-style="none" style:text-line-through-type="none" style:font-name="Times New Roman" fo:font-size="14pt" fo:letter-spacing="normal" style:text-underline-style="none" fo:font-weight="bold" officeooo:rsid="00bf74ec" style:text-blinking="false" style:font-name-asian="Calibri" style:font-size-asian="14pt" style:font-weight-asian="bold" style:font-name-complex="Times New Roman1" style:font-size-complex="14pt" style:font-weight-complex="bold"/>
    </style:style>
    <style:style style:name="T126" style:family="text">
      <style:text-properties fo:font-variant="normal" fo:text-transform="none" fo:color="#000000" style:text-line-through-style="none" style:text-line-through-type="none" style:font-name="Times New Roman" fo:font-size="14pt" fo:letter-spacing="normal" style:text-underline-style="none" style:text-blinking="false" style:font-name-asian="Calibri" style:font-size-asian="14pt" style:font-name-complex="Times New Roman1" style:font-size-complex="14pt"/>
    </style:style>
    <style:style style:name="T127" style:family="text">
      <style:text-properties fo:font-variant="normal" fo:text-transform="none" fo:color="#000000" style:text-line-through-style="none" style:text-line-through-type="none" style:font-name="Times New Roman" fo:font-size="14pt" fo:letter-spacing="normal" style:text-underline-style="none" officeooo:rsid="00e1f4b0" style:text-blinking="false" style:font-name-asian="Calibri" style:font-size-asian="14pt" style:font-name-complex="Times New Roman1" style:font-size-complex="14pt"/>
    </style:style>
    <style:style style:name="T12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6c54" style:text-blinking="false" style:font-name-asian="Calibri" style:font-size-asian="14pt" style:font-style-asian="normal" style:font-weight-asian="normal" style:font-name-complex="Times New Roman1" style:font-size-complex="14pt" style:font-style-complex="normal" style:font-weight-complex="normal"/>
    </style:style>
    <style:style style:name="T12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8625" style:text-blinking="false" style:font-name-asian="Calibri" style:font-size-asian="14pt" style:font-style-asian="normal" style:font-weight-asian="normal" style:font-name-complex="Times New Roman1" style:font-size-complex="14pt" style:font-style-complex="normal" style:font-weight-complex="normal"/>
    </style:style>
    <style:style style:name="T13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f07b" style:text-blinking="false" style:font-name-asian="Calibri" style:font-size-asian="14pt" style:font-style-asian="normal" style:font-weight-asian="normal" style:font-name-complex="Times New Roman1" style:font-size-complex="14pt" style:font-style-complex="normal" style:font-weight-complex="normal"/>
    </style:style>
    <style:style style:name="T13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455db" style:text-blinking="false" style:font-name-asian="Calibri" style:font-size-asian="14pt" style:font-style-asian="normal" style:font-weight-asian="normal" style:font-name-complex="Times New Roman1" style:font-size-complex="14pt" style:font-style-complex="normal" style:font-weight-complex="normal"/>
    </style:style>
    <style:style style:name="T13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455db" style:text-blinking="false" fo:background-color="#ffffff" loext:char-shading-value="0" style:font-name-asian="Calibri" style:font-size-asian="14pt" style:font-name-complex="Times New Roman1" style:font-size-complex="14pt"/>
    </style:style>
    <style:style style:name="T133"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cc6c54" style:text-blinking="false" style:font-name-asian="Calibri" style:font-size-asian="14pt" style:font-style-asian="normal" style:font-weight-asian="bold" style:font-name-complex="Times New Roman1" style:font-size-complex="14pt" style:font-style-complex="normal" style:font-weight-complex="bold"/>
    </style:style>
    <style:style style:name="T134" style:family="text">
      <style:text-properties fo:font-variant="normal" fo:text-transform="none" fo:color="#000000" style:text-line-through-style="none" style:text-line-through-type="none" style:font-name="Times New Roman" fo:font-size="14pt" fo:letter-spacing="normal" fo:font-style="normal" fo:font-weight="normal" style:text-blinking="false" style:font-name-asian="Calibri" style:font-size-asian="14pt" style:font-name-complex="Times New Roman1" style:font-size-complex="14pt"/>
    </style:style>
    <style:style style:name="T135" style:family="text">
      <style:text-properties fo:font-variant="normal" fo:text-transform="none" fo:color="#000000" style:text-line-through-style="none" style:text-line-through-type="none" style:font-name="Times New Roman" fo:font-size="14pt" fo:letter-spacing="normal" fo:font-style="normal" fo:font-weight="normal" officeooo:rsid="00e455db" style:text-blinking="false" style:font-name-asian="Calibri" style:font-size-asian="14pt" style:font-name-complex="Times New Roman1" style:font-size-complex="14pt"/>
    </style:style>
    <style:style style:name="T136" style:family="text">
      <style:text-properties fo:font-variant="normal" fo:text-transform="none" fo:color="#000000" style:text-line-through-style="none" style:text-line-through-type="none" style:font-name="Times New Roman" fo:font-size="14pt" fo:letter-spacing="normal" fo:font-style="normal" fo:font-weight="normal" officeooo:rsid="00e62c06" style:text-blinking="false" style:font-name-asian="Calibri" style:font-size-asian="14pt" style:font-name-complex="Times New Roman1" style:font-size-complex="14pt"/>
    </style:style>
    <style:style style:name="T137" style:family="text">
      <style:text-properties fo:font-variant="normal" fo:text-transform="none" fo:color="#000000" style:text-line-through-style="none" style:text-line-through-type="none" style:font-name="Times New Roman" fo:font-size="14pt" fo:letter-spacing="normal" style:text-blinking="false" style:font-name-asian="Calibri" style:font-size-asian="14pt" style:font-name-complex="Times New Roman1" style:font-size-complex="14pt"/>
    </style:style>
    <style:style style:name="T138" style:family="text">
      <style:text-properties fo:font-variant="normal" fo:text-transform="none" fo:color="#000000" style:text-line-through-style="none" style:text-line-through-type="none" style:font-name="Times New Roman" fo:font-size="14pt" fo:letter-spacing="normal" officeooo:rsid="00cc6c54" style:text-blinking="false" style:font-name-asian="Calibri" style:font-size-asian="14pt" style:font-name-complex="Times New Roman1" style:font-size-complex="14pt"/>
    </style:style>
    <style:style style:name="T139" style:family="text">
      <style:text-properties fo:font-variant="normal" fo:text-transform="none" fo:color="#000000" style:text-line-through-style="none" style:text-line-through-type="none" style:font-name="Times New Roman" fo:font-size="14pt" fo:letter-spacing="normal" officeooo:rsid="00d676ee" style:text-blinking="false" style:font-name-asian="Calibri" style:font-size-asian="14pt" style:font-name-complex="Times New Roman1" style:font-size-complex="14pt"/>
    </style:style>
    <style:style style:name="T140" style:family="text">
      <style:text-properties fo:font-variant="normal" fo:text-transform="none" fo:color="#000000" style:text-line-through-style="none" style:text-line-through-type="none" style:font-name="Times New Roman" fo:font-size="14pt" fo:letter-spacing="normal" officeooo:rsid="00d732e4" style:text-blinking="false" style:font-name-asian="Calibri" style:font-size-asian="14pt" style:font-name-complex="Times New Roman1" style:font-size-complex="14pt"/>
    </style:style>
    <style:style style:name="T141" style:family="text">
      <style:text-properties fo:font-variant="normal" fo:text-transform="none" fo:color="#000000" style:text-line-through-style="none" style:text-line-through-type="none" style:font-name="Times New Roman" fo:font-size="14pt" fo:letter-spacing="normal" fo:font-style="italic" style:text-blinking="false" style:font-name-asian="Calibri" style:font-size-asian="14pt" style:font-style-asian="italic" style:font-name-complex="Times New Roman1" style:font-size-complex="14pt" style:font-style-complex="italic"/>
    </style:style>
    <style:style style:name="T142" style:family="text">
      <style:text-properties fo:font-variant="normal" fo:text-transform="none" fo:color="#000000" style:text-line-through-style="none" style:text-line-through-type="none" style:font-name="Times New Roman" fo:font-size="14pt" fo:letter-spacing="normal" fo:font-style="italic" fo:font-weight="bold" style:text-blinking="false" style:font-name-asian="Calibri" style:font-size-asian="14pt" style:font-style-asian="italic" style:font-weight-asian="bold" style:font-name-complex="Times New Roman1" style:font-size-complex="14pt" style:font-style-complex="italic" style:font-weight-complex="bold"/>
    </style:style>
    <style:style style:name="T143" style:family="text">
      <style:text-properties fo:font-variant="normal" fo:text-transform="none" fo:color="#000000" style:text-line-through-style="none" style:text-line-through-type="none" fo:font-size="14pt" fo:letter-spacing="normal" style:text-blinking="false" style:font-name-asian="Calibri" style:font-size-asian="14pt" style:font-name-complex="Times New Roman1" style:font-size-complex="14pt"/>
    </style:style>
    <style:style style:name="T144" style:family="text">
      <style:text-properties fo:font-variant="normal" fo:text-transform="none" fo:color="#000000" style:text-line-through-style="none" style:text-line-through-type="none" fo:font-size="14pt" fo:letter-spacing="normal" officeooo:rsid="00d832c4" style:text-blinking="false" style:font-name-asian="Calibri" style:font-size-asian="14pt" style:font-name-complex="Times New Roman1" style:font-size-complex="14pt"/>
    </style:style>
    <style:style style:name="T145" style:family="text">
      <style:text-properties fo:font-variant="normal" fo:text-transform="none" fo:color="#000000" style:text-line-through-style="none" style:text-line-through-type="none" fo:font-size="14pt" fo:letter-spacing="normal" officeooo:rsid="007b622b" style:text-blinking="false" style:font-name-asian="Calibri" style:font-size-asian="14pt" style:font-name-complex="Times New Roman1" style:font-size-complex="14pt"/>
    </style:style>
    <style:style style:name="T146" style:family="text">
      <style:text-properties fo:font-variant="normal" fo:text-transform="none" fo:color="#000000" style:text-line-through-style="none" style:text-line-through-type="none" fo:font-size="14pt" fo:letter-spacing="normal" officeooo:rsid="007af262" style:text-blinking="false" style:font-name-asian="Calibri" style:font-size-asian="14pt" style:font-name-complex="Times New Roman1" style:font-size-complex="14pt"/>
    </style:style>
    <style:style style:name="T147" style:family="text">
      <style:text-properties fo:font-variant="normal" fo:text-transform="none" fo:color="#000000" style:text-line-through-style="none" style:text-line-through-type="none" fo:font-size="14pt" fo:letter-spacing="normal" officeooo:rsid="00da19e4" style:text-blinking="false" style:font-name-asian="Calibri" style:font-size-asian="14pt" style:font-name-complex="Times New Roman1" style:font-size-complex="14pt"/>
    </style:style>
    <style:style style:name="T148" style:family="text">
      <style:text-properties fo:font-variant="normal" fo:text-transform="none" fo:color="#000000" style:text-line-through-style="none" style:text-line-through-type="none" fo:font-size="14pt" fo:letter-spacing="normal" officeooo:rsid="00dde1b5" style:text-blinking="false" style:font-name-asian="Calibri" style:font-size-asian="14pt" style:font-name-complex="Times New Roman1" style:font-size-complex="14pt"/>
    </style:style>
    <style:style style:name="T149" style:family="text">
      <style:text-properties fo:font-variant="normal" fo:text-transform="none" fo:color="#000000" style:text-line-through-style="none" style:text-line-through-type="none" fo:font-size="14pt" fo:letter-spacing="normal" officeooo:rsid="00e0247a" style:text-blinking="false" style:font-name-asian="Calibri" style:font-size-asian="14pt" style:font-name-complex="Times New Roman1" style:font-size-complex="14pt"/>
    </style:style>
    <style:style style:name="T150" style:family="text">
      <style:text-properties fo:font-variant="normal" fo:text-transform="none" fo:color="#000000" style:font-name="Times New Roman" fo:font-size="14pt" fo:letter-spacing="normal" fo:font-style="normal" fo:font-weight="bold" officeooo:rsid="00b72ccb" style:font-name-asian="Calibri" style:font-size-asian="14pt" style:font-style-asian="normal" style:font-weight-asian="bold" style:font-name-complex="Times New Roman1" style:font-size-complex="14pt" style:font-style-complex="normal" style:font-weight-complex="bold"/>
    </style:style>
    <style:style style:name="T151" style:family="text">
      <style:text-properties fo:font-variant="normal" fo:text-transform="none" fo:color="#000000" style:font-name="Times New Roman" fo:font-size="14pt" fo:letter-spacing="normal" fo:font-style="normal" fo:font-weight="normal" style:font-name-asian="Calibri" style:font-size-asian="14pt" style:font-style-asian="normal" style:font-name-complex="Times New Roman1" style:font-size-complex="14pt" style:font-style-complex="normal"/>
    </style:style>
    <style:style style:name="T152" style:family="text">
      <style:text-properties fo:font-variant="normal" fo:text-transform="none" fo:color="#000000" style:font-name="Times New Roman" fo:font-size="14pt" fo:letter-spacing="normal" fo:font-style="normal" fo:font-weight="normal" style:font-size-asian="14pt" style:font-size-complex="14pt"/>
    </style:style>
    <style:style style:name="T153" style:family="text">
      <style:text-properties officeooo:rsid="00a12597"/>
    </style:style>
    <style:style style:name="T154" style:family="text">
      <style:text-properties officeooo:rsid="00a9d0c1" style:font-style-asian="normal" style:font-weight-asian="bold" style:font-style-complex="normal" style:font-weight-complex="bold"/>
    </style:style>
    <style:style style:name="T155" style:family="text">
      <style:text-properties officeooo:rsid="00a9d0c1" style:font-style-asian="normal" style:font-style-complex="normal"/>
    </style:style>
    <style:style style:name="T156" style:family="text">
      <style:text-properties officeooo:rsid="00b033da" style:font-style-asian="normal" style:font-style-complex="normal"/>
    </style:style>
    <style:style style:name="T157" style:family="text">
      <style:text-properties officeooo:rsid="00b17f3c" style:font-style-asian="normal" style:font-style-complex="normal"/>
    </style:style>
    <style:style style:name="T158" style:family="text">
      <style:text-properties officeooo:rsid="00b2cc9a" style:font-size-asian="14pt" style:font-style-asian="normal" style:font-weight-asian="bold" style:font-size-complex="14pt" style:font-style-complex="normal" style:font-weight-complex="bold"/>
    </style:style>
    <style:style style:name="T159" style:family="text">
      <style:text-properties officeooo:rsid="00bd0557"/>
    </style:style>
    <style:style style:name="T160" style:family="text">
      <style:text-properties officeooo:rsid="00c56f19"/>
    </style:style>
    <style:style style:name="T161" style:family="text">
      <style:text-properties officeooo:rsid="00c9941f"/>
    </style:style>
    <style:style style:name="T162" style:family="text">
      <style:text-properties officeooo:rsid="00caa0b7"/>
    </style:style>
    <style:style style:name="T163" style:family="text">
      <style:text-properties officeooo:rsid="00cb6b73"/>
    </style:style>
    <style:style style:name="T164" style:family="text">
      <style:text-properties officeooo:rsid="0068ff89"/>
    </style:style>
    <style:style style:name="T165" style:family="text">
      <style:text-properties officeooo:rsid="00e8d671"/>
    </style:style>
    <style:style style:name="T166" style:family="text">
      <style:text-properties officeooo:rsid="00ea6d4a"/>
    </style:style>
    <style:style style:name="T167" style:family="text">
      <style:text-properties officeooo:rsid="001343d2"/>
    </style:style>
    <style:style style:name="T168" style:family="text">
      <style:text-properties officeooo:rsid="001182c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492in" fo:text-indent="-0.25in" fo:margin-left="0.7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92in" fo:text-indent="-0.25in" fo:margin-left="0.9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92in" fo:text-indent="-0.25in" fo:margin-left="1.2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92in" fo:text-indent="-0.25in" fo:margin-left="1.4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92in" fo:text-indent="-0.25in" fo:margin-left="1.7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92in" fo:text-indent="-0.25in" fo:margin-left="1.9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92in" fo:text-indent="-0.25in" fo:margin-left="2.2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92in" fo:text-indent="-0.25in" fo:margin-left="2.4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92in" fo:text-indent="-0.25in" fo:margin-left="2.7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92in" fo:text-indent="-0.25in" fo:margin-left="2.9992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92in" fo:text-indent="-0.25in" fo:margin-left="2.9992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492in" fo:text-indent="-0.25in" fo:margin-left="0.7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92in" fo:text-indent="-0.25in" fo:margin-left="0.9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92in" fo:text-indent="-0.25in" fo:margin-left="1.2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92in" fo:text-indent="-0.25in" fo:margin-left="1.4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92in" fo:text-indent="-0.25in" fo:margin-left="1.7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92in" fo:text-indent="-0.25in" fo:margin-left="1.9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92in" fo:text-indent="-0.25in" fo:margin-left="2.2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92in" fo:text-indent="-0.25in" fo:margin-left="2.4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92in" fo:text-indent="-0.25in" fo:margin-left="2.7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92in" fo:text-indent="-0.25in" fo:margin-left="2.9992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4992in" fo:text-indent="-0.25in" fo:margin-left="0.49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4992in" fo:text-indent="-0.25in" fo:margin-left="0.49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787078" text:style-name="WWNum1">
        <text:list-header>
          <text:p text:style-name="P8"><text:span text:style-name="T2">Муниципальное бюджетное общеобразовательное учреждение г. о. Королёв Московской области «Гимназия </text:span><text:span text:style-name="T3">№ </text:span><text:span text:style-name="T2">3 имени Л.П.Данилиной»</text:span></text:p>
          <text:p text:style-name="P45"/>
          <text:p text:style-name="P45"/>
          <text:p text:style-name="P48">Индивидуальный <text:span text:style-name="T166">творческий</text:span> проект</text:p>
          <text:p text:style-name="P48">по теме</text:p>
          <text:p text:style-name="P47">«<text:span text:style-name="T1">Доступное объяснение различных алгоритмов программирования учащимся средней школы</text:span>»</text:p>
          <text:p text:style-name="P45"/>
          <text:p text:style-name="P45"/>
          <text:p text:style-name="P45"/>
          <text:p text:style-name="P45"/>
          <text:p text:style-name="P85">Учащийся 10-<text:span text:style-name="T1">Б</text:span> класса: <text:s/><text:span text:style-name="T1">Шумилин Иван</text:span></text:p>
          <text:p text:style-name="P46">Руководитель: <text:span text:style-name="T4">Герасимова Т. И</text:span>., учитель <text:span text:style-name="T4">информатики</text:span></text:p>
          <text:p text:style-name="P46"><text:bookmark text:name="_GoBack"/></text:p>
          <text:p text:style-name="P46">Допуск к защите <text:s/>__________.</text:p>
          <text:p text:style-name="P45"/>
          <text:p text:style-name="P44"/>
          <text:p text:style-name="P44"/>
          <text:p text:style-name="P44"/>
          <text:p text:style-name="P44"/>
          <text:p text:style-name="P44"/>
          <text:p text:style-name="P44"/>
          <text:p text:style-name="P44"/>
          <text:p text:style-name="P44"/>
          <text:p text:style-name="P44">2021 <text:span text:style-name="T99">год</text:span></text:p>
          <text:p text:style-name="P82">Оглавление</text:p>
        </text:list-header>
        <text:list-item>
          <text:p text:style-name="P7">Паспорт проекта<text:tab/>Стр.3</text:p>
        </text:list-item>
        <text:list-item>
          <text:p text:style-name="P1">Теоретическая часть<text:tab/><text:span text:style-name="T5">Стр.5</text:span></text:p>
          <text:list>
            <text:list-item>
              <text:p text:style-name="P2"><text:span text:style-name="T9">П</text:span><text:span text:style-name="T10">ричина выбора </text:span><text:span text:style-name="T12">сайта</text:span><text:span text:style-name="T10"> для хранения </text:span><text:span text:style-name="T11">информации</text:span><text:span text:style-name="T77"> </text:span><text:tab/><text:span text:style-name="T5">Стр.5</text:span></text:p>
            </text:list-item>
            <text:list-item>
              <text:p text:style-name="P3"><text:span text:style-name="T17">Выбор инструменто</text:span><text:span text:style-name="T18">в</text:span><text:span text:style-name="T17"> для создания сайта</text:span><text:tab/><text:span text:style-name="T5">Стр.6</text:span></text:p>
            </text:list-item>
            <text:list-item>
              <text:p text:style-name="P1"><text:span text:style-name="T159">Подготовка конспектов с принципами работы алгоритмов</text:span><text:tab/><text:span text:style-name="T5">Стр.7</text:span></text:p>
            </text:list-item>
          </text:list>
        </text:list-item>
        <text:list-item>
          <text:p text:style-name="P1">Практическая часть<text:tab/><text:span text:style-name="T5">Стр.7</text:span></text:p>
          <text:list>
            <text:list-item>
              <text:p text:style-name="P1">Создание <text:span text:style-name="T160">статей в формате .html и иллюстраций к ним</text:span><text:tab/><text:span text:style-name="T5">Стр.7</text:span></text:p>
            </text:list-item>
            <text:list-item>
              <text:p text:style-name="P4"><text:span text:style-name="T111">Р</text:span><text:span text:style-name="T110">азработка и реализация системы </text:span><text:span text:style-name="T112">компиляции</text:span><text:tab/><text:span text:style-name="T5">Стр.8</text:span></text:p>
            </text:list-item>
            <text:list-item>
              <text:p text:style-name="P5"><text:span text:style-name="T113">Создание приятного интерфейса сайта</text:span><text:tab/><text:span text:style-name="T5">Стр.9</text:span></text:p>
            </text:list-item>
            <text:list-item>
              <text:p text:style-name="P6"><text:span text:style-name="T14">Д</text:span><text:span text:style-name="T8">обавление</text:span><text:span text:style-name="T13"> статей на</text:span><text:span text:style-name="T8"> </text:span><text:span text:style-name="T13">сайт</text:span><text:tab/><text:span text:style-name="T5">Стр.9</text:span></text:p>
            </text:list-item>
          </text:list>
        </text:list-item>
        <text:list-item>
          <text:p text:style-name="P1">Заключение<text:tab/><text:span text:style-name="T5">Стр.9</text:span></text:p>
        </text:list-item>
        <text:list-item>
          <text:p text:style-name="P1">Список использованных источников<text:tab/><text:span text:style-name="T5">Стр.11</text:span></text:p>
        </text:list-item>
        <text:list-item>
          <text:p text:style-name="P1">Приложени<text:span text:style-name="T165">е А</text:span><text:tab/><text:span text:style-name="T5">Стр.12</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1"><text:soft-page-break/>Паспорт проекта</text:p>
      <text:p text:style-name="P11"/>
      <text:p text:style-name="P19">Цель проекта</text:p>
      <text:p text:style-name="P12">Прежде всего, целью проекта является создание <text:span text:style-name="T96">веб-ресурс</text:span>а<text:span text:style-name="T96"> “Algorithm” – </text:span>сайта в сети Интернет, который <text:span text:style-name="T97">будет содержать некоторое количество статей об одной из практических разделов предмета “Информатика и ИКТ”, именуемого программированием. Предполагается, что оный веб-ресурс облегчит работу учителей предмета “Информатика и ИКТ” и улучшит понимание основ программирования учащимися. Поэтому, конечной целью проекта можно назвать помощь тем, кто обучает информатике или учит её. </text:span></text:p>
      <text:p text:style-name="P12"/>
      <text:p text:style-name="P21"><text:span text:style-name="T33">А</text:span><text:span text:style-name="T19">ктуальность</text:span></text:p>
      <text:p text:style-name="P14"><text:span text:style-name="T19">На взгляд проектанта, </text:span><text:span text:style-name="T43">данный проект является весьма актуальным, а при успешной разработке будет весьма полезен для любого учащегося в 7-9 класс</text:span><text:span text:style-name="T47">ах</text:span><text:span text:style-name="T43">, владеющего русским языком. </text:span><text:span text:style-name="T44">Причин для оного заявления несколько, ниже приведены основные из них:</text:span></text:p>
      <text:p text:style-name="P17"><text:span text:style-name="T44">Л</text:span><text:span text:style-name="T19">ичный опыт:</text:span><text:span text:style-name="T20"> в течение трёх лет обучения проектант постоянно сталкивался с многочисленными просьбами о помощи, исходящими от других учащихся, у которых возникали проблемы, с несложными, на взгляд разрабатывающей проект личности, алгоритмами. </text:span><text:span text:style-name="T21">Также ему довелось напечатать небольшой неофициальный цикл стате</text:span><text:span text:style-name="T22">й</text:span><text:span text:style-name="T21">, </text:span><text:span text:style-name="T22">стиль объяснения внутри </text:span><text:span text:style-name="T21">котор</text:span><text:span text:style-name="T22">ых</text:span><text:span text:style-name="T21"> в профессиональной среде программистов называется “на пальцах”. </text:span><text:span text:style-name="T22">К сожалению, некоторая часть статей была утеряна на безвозвратной основе, некоторая – </text:span><text:span text:style-name="T32">не может быть опубликована</text:span><text:span text:style-name="T22">, так как была нацелена на </text:span><text:span text:style-name="T73">очень </text:span><text:span text:style-name="T22">узкую аудиторию. Однако имеенно в тот период времени у проектанта зародилась идея о более серьёзном сборнике, который мог бы помочь учителям информатики в их работе.</text:span></text:p>
      <text:p text:style-name="P18"><text:span text:style-name="T45">П</text:span><text:span text:style-name="T19">роведённый опрос:</text:span><text:span text:style-name="T20"> к сожалению, опрос проводился довольно давно (в </text:span><text:span text:style-name="T71">2019</text:span><text:span text:style-name="T20"> </text:span><text:span text:style-name="T23">году</text:span><text:span text:style-name="T20">), </text:span><text:span text:style-name="T24">носил устную форму </text:span><text:span text:style-name="T20">и не был задокументирован, так как проектант не предполагал, что </text:span><text:span text:style-name="T23">это пригодится ему позже. Но весьма многие личности </text:span><text:span text:style-name="T24">тогда</text:span><text:span text:style-name="T23"> согласились, что были бы рады увидеть более полный цикл статей, описанный проектантом. </text:span><text:span text:style-name="T25">Это стало первой и основной причиной выбора поименованной выше темы проекта.</text:span></text:p>
      <text:p text:style-name="P20"/>
      <text:p text:style-name="P24"><text:span text:style-name="T64">Описание </text:span><text:span text:style-name="T65">предполагаемого продукта</text:span></text:p>
      <text:p text:style-name="P15"><text:soft-page-break/><text:span text:style-name="T35">Продуктом, </text:span><text:span text:style-name="T37">согласно замыслу автора проекта</text:span><text:span text:style-name="T35">, </text:span><text:span text:style-name="T19">является веб-ресурс “Al</text:span><text:span text:style-name="T49">g</text:span><text:span text:style-name="T19">orithm”, </text:span><text:span text:style-name="T35">разработанный</text:span><text:span text:style-name="T19"> на </text:span><text:span text:style-name="T34">основе </text:span><text:span text:style-name="T35">созданной проектантом системы </text:span><text:span text:style-name="T66">компиляции</text:span><text:span text:style-name="T35"> (сборки) определённого количества </text:span><text:span text:style-name="T66">наполнения</text:span><text:span text:style-name="T35"> (статей) в .</text:span><text:span text:style-name="T66">html </text:span><text:span text:style-name="T35">(формат хранения Интернет-сайтов) путём совмещения их с</text:span><text:span text:style-name="T41"> заранее созданными</text:span><text:span text:style-name="T35"> </text:span><text:span text:style-name="T66">шаблонами</text:span><text:span text:style-name="T35"> (общими для любой страницы </text:span><text:span text:style-name="T39">сайта </text:span><text:span text:style-name="T35">частями). </text:span><text:span text:style-name="T38">Оный веб-ресурс будет содержать некоторое количество статей о</text:span><text:span text:style-name="T41">б одной из</text:span><text:span text:style-name="T38"> практическ</text:span><text:span text:style-name="T41">их </text:span><text:span text:style-name="T38">част</text:span><text:span text:style-name="T41">ей</text:span><text:span text:style-name="T38"> предмета “Информатика и ИКТ”, именуемой программированием. </text:span><text:span text:style-name="T39">Возможно, он будет размещён в сети Интернет (при наличии в свободном доступе бесплатного </text:span><text:span text:style-name="T67">хостинга – </text:span><text:span text:style-name="T39">ресурса, который позволяет разместить сайт в Сети), либо – до накопления достаточного количества денежных средств проектантом для использования коммерческого хостинга – </text:span><text:span text:style-name="T40">он будет находится в свободном доступе в </text:span><text:span text:style-name="T68">репозитории –</text:span><text:span text:style-name="T40">удалённом </text:span><text:span text:style-name="T42">(</text:span><text:span text:style-name="T69">remote)</text:span><text:span text:style-name="T40"> хранилище –</text:span><text:span text:style-name="T68"> <text:s/></text:span><text:span text:style-name="T36">github.com</text:span><text:span text:style-name="T40">.</text:span></text:p>
      <text:p text:style-name="P13"><text:span text:style-name="T98">Важно заметить, что оный Интернет-ресурс не будет являться полноценной заменой урокам “Информатики и ИКТ”, так как: </text:span><text:span text:style-name="T94">а)</text:span><text:span text:style-name="T98"> будет содерждать объяснения лишь небольшой части предмета, которая, согласно личному опыту проектанта и проведённым им опросам, вызывает наибольшие затруднения в освоении у учащихся; </text:span><text:span text:style-name="T94">б) </text:span><text:span text:style-name="T98">разработчик проекта также на данный момент является учащимся и не имеет педагогического образования.</text:span></text:p>
      <text:p text:style-name="P13"/>
      <text:p text:style-name="P22"><text:span text:style-name="T33">Ц</text:span><text:span text:style-name="T19">ел</text:span><text:span text:style-name="T46">и, </text:span><text:span text:style-name="T50">выполнение которых ведёт к созданию продукта </text:span><text:span text:style-name="T19">проекта</text:span></text:p>
      <text:list xml:id="list3149847787" text:style-name="L1">
        <text:list-item>
          <text:p text:style-name="P52"><text:span text:style-name="T19">Собрать определённое количество информации.</text:span><text:span text:style-name="T26"> Цель можно разбить на следующие задачи:</text:span></text:p>
          <text:list>
            <text:list-item>
              <text:p text:style-name="P53"><text:span text:style-name="T31">Выб</text:span><text:span text:style-name="T30">рать</text:span><text:span text:style-name="T31"> необходимы</text:span><text:span text:style-name="T30">е</text:span><text:span text:style-name="T31"> для создания сайтов инструмент</text:span><text:span text:style-name="T30">ы</text:span><text:span text:style-name="T31">;</text:span></text:p>
            </text:list-item>
            <text:list-item>
              <text:p text:style-name="P54"><text:span text:style-name="T30">П</text:span><text:span text:style-name="T20">одготовить небольшие конспекты о принципах работы </text:span><text:span text:style-name="T30">алгоритмов с наглядными примерами</text:span><text:span text:style-name="T20">;</text:span></text:p>
            </text:list-item>
          </text:list>
        </text:list-item>
        <text:list-item>
          <text:p text:style-name="P55"><text:span text:style-name="T19">Создать цикл </text:span><text:span text:style-name="T48">доступных </text:span><text:span text:style-name="T19">статей о</text:span><text:span text:style-name="T51">б</text:span><text:span text:style-name="T19"> алгоритмах</text:span><text:span text:style-name="T51">.</text:span><text:span text:style-name="T26"> Цель можно разбить на следующие задачи:</text:span></text:p>
          <text:list>
            <text:list-item>
              <text:p text:style-name="P56"><text:span text:style-name="T20">Основываясь на созданных </text:span><text:span text:style-name="T27">ранее </text:span><text:span text:style-name="T20">конспектах, </text:span><text:span text:style-name="T27">подготовить необходимое количество статей в формате .html;</text:span></text:p>
            </text:list-item>
            <text:list-item>
              <text:p text:style-name="P57"><text:span text:style-name="T20"><text:s/></text:span><text:span text:style-name="T28">Подготовить </text:span><text:span text:style-name="T29">наглядные иллюстрации (т. е. “картинки”) <text:s/>в формате </text:span><text:span text:style-name="T72">.png </text:span><text:span text:style-name="T29">(весьма удобный для редактирования и поддерживаемый большинством браузеров формат хранения изображений); </text:span></text:p>
            </text:list-item>
          </text:list>
        </text:list-item>
        <text:list-item>
          <text:p text:style-name="P74"><text:span text:style-name="T15">Разработать web-ресурс для хранения </text:span><text:span text:style-name="T16">оных</text:span><text:span text:style-name="T15"> алгоритмов. </text:span><text:span text:style-name="T7">Цель можно разбить на следующие задачи:</text:span></text:p>
          <text:list>
            <text:list-item>
              <text:p text:style-name="P70"><text:soft-page-break/><text:span text:style-name="T7">Р</text:span><text:span text:style-name="T6">азработка и реализация системы, позволяющей быстро компилировать сайт из готовых шаблонов и статей;</text:span></text:p>
            </text:list-item>
            <text:list-item>
              <text:p text:style-name="P58">Создание приятного внешне и удобного в использовании интерфейса сайта;</text:p>
            </text:list-item>
            <text:list-item>
              <text:p text:style-name="P71"><text:span text:style-name="T6">Поочерёдное </text:span><text:span text:style-name="T8">добавление</text:span><text:span text:style-name="T6"> статей на </text:span><text:span text:style-name="T8">готовый </text:span><text:span text:style-name="T6">сайт;</text:span></text:p>
            </text:list-item>
          </text:list>
        </text:list-item>
      </text:list>
      <text:p text:style-name="P31"><text:span text:style-name="T92">А</text:span><text:span text:style-name="T91">нализ работы над проектом</text:span></text:p>
      <text:p text:style-name="P32"><text:span text:style-name="T92">Т</text:span><text:span text:style-name="T91">еоретическая часть</text:span></text:p>
      <text:p text:style-name="P25"><text:span text:style-name="T65">П</text:span><text:span text:style-name="T64">ричина выбора </text:span><text:span text:style-name="T70">сайта</text:span><text:span text:style-name="T64"> для хранения цикла статей</text:span></text:p>
      <text:p text:style-name="P26">Так как название проекта содержит слово “алгоритмов” во множественном числе, то логично сделать следующий вывод: продуктом будет являться не одна статья, разъясняющая конкретный алгоритм, а цикл или сборник оных.</text:p>
      <text:p text:style-name="P26">Способов хранения массивов статей существует немалое количество: справочник или учебник в максимально привычном формате, компакт-диск с <text:span text:style-name="T55">лекциями в формате видеоуроков</text:span>, <text:span text:style-name="T56">веб-ресурс и другие. Конечно, люди различаются по типу информации, которую им максимально удобно воспринимать, но всё же самым распространённым в современном обществе определённо является текстовый способ хранения информации. Он имеет ряд преимуществ, благодаря которым и был мной выбран: объем, необходимый для хранения </text:span><text:span text:style-name="T58">(для сравнения, видео в формате HD720p (</text:span><text:span text:style-name="T59">30fps</text:span><text:span text:style-name="T58">) с форматом аудио </text:span><text:span text:style-name="T59">AAC 192kbps длительностью в 43 (сорок три) минуты занимает 2Gb свободного места, а субтитры в виде текста к этому же видео – 50Kb, что почти в </text:span><text:span text:style-name="T62">42 000 (сорок две тысячи) раз меньше</text:span><text:span text:style-name="T59">)</text:span><text:span text:style-name="T75">, </text:span><text:span text:style-name="T76">относительная простота создания статей, доступность буквально каждому. </text:span></text:p>
      <text:p text:style-name="P27"><text:span text:style-name="T76">М</text:span><text:span text:style-name="T74">естом же хранения был выбран доступный каждому современному человеку, не обладающему никакими специфическими навыками, ресурс – сеть Интернет. </text:span><text:span text:style-name="T78">Как уже было сказано, его главным достоинством является общедоступность, что и сыграло ключевую роль в выборе места размещения продукта проекта. </text:span></text:p>
      <text:p text:style-name="P28"><text:span text:style-name="T78">С</text:span><text:span text:style-name="T74">уществует несколько способов хранения </text:span><text:span text:style-name="T79">статей в Интернете</text:span><text:span text:style-name="T80">, </text:span><text:span text:style-name="T82">однако был выбран самый надёжный: </text:span><text:span text:style-name="T81">воспользоваться хостинговым ресурсом и разместить сайт со статьями по специальному </text:span><text:span text:style-name="T60">URL-адресу </text:span><text:span text:style-name="T81">(адресу, через который можно получить доступ к находящемуся в сети Интернет сайту). </text:span></text:p>
      <text:p text:style-name="P29"><text:span text:style-name="T81">Э</text:span><text:span text:style-name="T74">тот способ имеет следующие </text:span><text:span text:style-name="T85">преимущества</text:span><text:span text:style-name="T74"> и </text:span><text:span text:style-name="T85">недостатки</text:span><text:span text:style-name="T74">:</text:span></text:p>
      <text:p text:style-name="P33"><text:span text:style-name="T74">+ </text:span><text:span text:style-name="T83">Легкость восприятия: </text:span><text:span text:style-name="T88">информацию гораздо легче воспринимать при наличии красивого оформления и удобной навигации;</text:span></text:p>
      <text:p text:style-name="P34"><text:soft-page-break/><text:span text:style-name="T83">- Сложность в создании: </text:span><text:span text:style-name="T88">“красивое оформление и удобную навигацию” придётся создавать вручную;</text:span></text:p>
      <text:p text:style-name="P35"><text:span text:style-name="T83">+ </text:span><text:span text:style-name="T84">Свобода выбора: </text:span><text:span text:style-name="T89">отсутствуют ограничения на что-либо; при желании можно размещать на своём сайте любое количество рекламы, вводить оплату за определённые действия, </text:span><text:span text:style-name="T90">оформлять в собственном стиле;</text:span></text:p>
      <text:p text:style-name="P36"><text:span text:style-name="T74">- Стоимость: </text:span><text:span text:style-name="T87">главный, с точки зрения проектанта минус; однако существуют хостинги, выдающие URL-адрес на ограниченный срок, чем можно воспользоваться для демонстрации работы проекта;</text:span></text:p>
      <text:p text:style-name="P30"><text:span text:style-name="T74">Таким образом, единственным </text:span><text:span text:style-name="T86">существенным недостатком размещения сайта по URL-адресу является необходимость в наличии, собственно, грамотно созданного и приятно оформленного сайта.</text:span></text:p>
      <text:p text:style-name="P23">Выбор инструменто<text:span text:style-name="T153">в</text:span> для создания сайта</text:p>
      <text:p text:style-name="P16">Так как сайт должен содержать лишь определённое количество статей и не будет выполнять продвинутого взаимодействия с пользователем, то набор инструментов для его создания не будет слишком большим:</text:p>
      <text:list xml:id="list1732340449" text:style-name="L2">
        <text:list-item>
          <text:p text:style-name="P49"><text:span text:style-name="T154">Язык вёрстки: HTML – </text:span><text:span text:style-name="T52">стандартизированный язык разметки документов во Всемирной паутине </text:span><text:span text:style-name="T154">(ru.wikipedia.org); </text:span><text:span text:style-name="T53">и</text:span><text:span text:style-name="T52">менно он будет отвечать за элементы, находящиеся на сайте, то есть – за содержимое ресурса;</text:span></text:p>
        </text:list-item>
        <text:list-item>
          <text:p text:style-name="P50"><text:span text:style-name="T155"><text:s/></text:span><text:span text:style-name="T156">Язык оформления: </text:span><text:span text:style-name="T157">СSS – </text:span><text:span text:style-name="T53">язык для формирования внешнего вида документа, созданного с помощью языка разметки </text:span><text:span text:style-name="T155">(ru.wikipedia.org); </text:span><text:span text:style-name="T54">при правильном использовании он гарантирует сайту благоприятный внешний вид;</text:span></text:p>
        </text:list-item>
        <text:list-item>
          <text:p text:style-name="P51"><text:span text:style-name="T158">Скриптовый язык: JavaScript – </text:span><text:span text:style-name="T100">прототипно-ориентированный сценарный язык программирования </text:span><text:span text:style-name="T103">(ru.wikipedia.org); </text:span><text:span text:style-name="T101">с его помощью будет реализована работа некоторых интерактивных элементов (к примеру – кнопки “скрыть меню”</text:span><text:span text:style-name="T102">);</text:span></text:p>
        </text:list-item>
        <text:list-item>
          <text:p text:style-name="P75"><text:span text:style-name="T150">Язык для разработки системы компиляции: Python3 – </text:span><text:span text:style-name="T105">высокоуровневый</text:span><text:a xlink:type="simple" xlink:href="https://ru.wikipedia.org/wiki/Высокоуровневый_язык_программирования" text:style-name="Internet_20_link" text:visited-style-name="Visited_20_Internet_20_Link"> </text:a><text:span text:style-name="T105">язык программирования </text:span><text:span text:style-name="T151">общего назначения с </text:span><text:span text:style-name="T105">динамической строгой </text:span><text:span text:style-name="T151">типизацией и автоматическим управлением памятью, ориентированный на повышение производительности разработчика, читаемости кода и его качества, а также на обеспечение переносимости написанных на нём программ</text:span><text:span text:style-name="T106"> </text:span><text:span text:style-name="T104">(ru.wikipedia.org); </text:span><text:span text:style-name="T108">с его помощью планируется разработка уникальной авторской системы сборки сайта;</text:span></text:p>
        </text:list-item>
      </text:list>
      <text:p text:style-name="P37"><text:span text:style-name="T107">Утверждается, что при грамотном использовании оных инструментов можно создать жизнеспособный сайт с приятным оформлением. При применении же более продвинутого ПО необходимо качественное оборудование: </text:span><text:span text:style-name="T109">рабочая</text:span><text:span text:style-name="T107"> </text:span><text:soft-page-break/><text:span text:style-name="T115">ЭВМ</text:span><text:span text:style-name="T107"> (Электронно-Вычислительная Машина) </text:span><text:span text:style-name="T109">проектанта не способна справиться с более современными средствами <text:s/>разработки.</text:span></text:p>
      <text:p text:style-name="P39">Подготовка конспектов с принципами работы алгоритмов</text:p>
      <text:p text:style-name="P42"><text:span text:style-name="T118">Д</text:span><text:span text:style-name="T117">ля достаточной грамотности в объяснении материала </text:span><text:span text:style-name="T119">проектантом было изучено немало статей на подобных ресурсах (самый известный из них – </text:span><text:span text:style-name="T125">habr.com</text:span><text:span text:style-name="T119">, </text:span><text:span text:style-name="T120">остальные были весьма разрознены и использовались для того, чтобы проектант мог увидеть, как другие люди разбирают алгоритмы) и собственны</text:span><text:span text:style-name="T121">х</text:span><text:span text:style-name="T120"> конспект</text:span><text:span text:style-name="T121">ов</text:span><text:span text:style-name="T120">, </text:span><text:span text:style-name="T121">которые были </text:span><text:span text:style-name="T120">записаны во время занятий на курсах программирования. </text:span><text:span text:style-name="T122">Все конспекты хранились в письменном виде и на данный момент, к сожалению, находятся вне зоны доступа. </text:span></text:p>
      <text:p text:style-name="P43"><text:span text:style-name="T122">В</text:span><text:span text:style-name="T117">се примеры к использованию алгоритмов были придуманы проектантом самостоятельно и описаны на трёх языках программирования:</text:span></text:p>
      <text:list xml:id="list1065891245" text:style-name="L3">
        <text:list-item>
          <text:p text:style-name="P72"><text:span text:style-name="T117">Чаще всего в российских школах преподают </text:span><text:span text:style-name="T124">Pascal</text:span><text:span text:style-name="T117">, поэтому его нельзя было не включить;</text:span></text:p>
        </text:list-item>
        <text:list-item>
          <text:p text:style-name="P72"><text:span text:style-name="T117">Язык </text:span><text:span text:style-name="T124">Python3 </text:span><text:span text:style-name="T117">становится очень популярным; в некоторых столичных школах переходят на обучение ему; многие, кто учился программированию самостоятельно, <text:s/>обучался на нём;</text:span></text:p>
        </text:list-item>
        <text:list-item>
          <text:p text:style-name="P72"><text:span text:style-name="T117">Язык </text:span><text:span text:style-name="T124">С++ </text:span><text:span text:style-name="T117">уже много лет считается негласным стандартом в программировании и не сдаёт позиции; в большинстве случаев алгоритмы опивсыают именно на нём;</text:span></text:p>
        </text:list-item>
      </text:list>
      <text:p text:style-name="P73"><text:span text:style-name="T127">П</text:span><text:span text:style-name="T126">рактическая часть</text:span></text:p>
      <text:list xml:id="list191250466009922" text:continue-numbering="true" text:style-name="L3">
        <text:list-item>
          <text:list>
            <text:list-header>
              <text:p text:style-name="P38"><text:span text:style-name="T117">Создание </text:span><text:span text:style-name="T123">статей в формате .html и иллюстраций к ним</text:span></text:p>
            </text:list-header>
          </text:list>
        </text:list-item>
      </text:list>
      <text:p text:style-name="P40"><text:s text:c="3"/><text:span text:style-name="T161">Так как в следующей цели одна из задач предполагает создание уникальной (авторской) системы компиляции сайта, то файлы со статьями могут быть освобождены от лишней нагрузки (оформление и функционал будут вынесены в отдельные шаблоны), следовательно, они должны содержать только непосредственно текст статей.</text:span></text:p>
      <text:p text:style-name="P41">Все статьи, как и поясняющие рисунки, во избежание каких-либо проблем с авторскими правами, были написаны проектантом собственноручно. Стоит отдельно сказать, что стиль текста был выбран научно-популярный (как наиболее понятный человеку с разумом учащегося средней школы), с некоторым упрощением объясняемой информации (к примеру, замена части терминов более простыми), но без перехода в шутки и без отходов от темы статьи. </text:p>
      <text:p text:style-name="P41">Форматом иллюстраций был выбрат <text:span text:style-name="T93">.png</text:span><text:span text:style-name="T95">, </text:span><text:span text:style-name="T162">который охарактеризован учебником информатики за десятый класс К. Ю. Полякова и Е. А. Еремина </text:span><text:soft-page-break/><text:span text:style-name="T162">следующим образом: </text:span><text:span text:style-name="T63">PNG </text:span><text:span text:style-name="T61">(англ. Portable Network Graphics – переносимые сетевые изображения; файлы с расширением png) – формат, поддерживающий как режим истинного цвета, так и кодирование с палитрой; части изображения могут быть прозрачными и даже полупрозрачными (32-битное кодирование RGBA, где четвёрный байт задаёт прозрачность); изображение сжимается без искажения; анимация не поддерживается. </text:span><text:span text:style-name="T163">Причиной такого выбора стало:</text:span></text:p>
      <text:list xml:id="list2894890788" text:style-name="L4">
        <text:list-item>
          <text:p text:style-name="P80">Небольшой относительно других часто используемых в WEB-разработке форматов размер;</text:p>
        </text:list-item>
        <text:list-item>
          <text:p text:style-name="P80">Отсутствие возможности реализовать анимацию, что не было необходимым;</text:p>
        </text:list-item>
        <text:list-item>
          <text:p text:style-name="P80">Возможность удобной работы с оным форматом во всех растровых редакторах, <text:span text:style-name="T57">которые для своего запуска не требуют эмуляции <text:s/>DOS;</text:span></text:p>
        </text:list-item>
      </text:list>
      <text:list xml:id="list191252301568639" text:continue-list="list42787078" text:style-name="WWNum1">
        <text:list-item>
          <text:list>
            <text:list-header>
              <text:p text:style-name="P81"><text:span text:style-name="T164">Р</text:span>азработка и реализация системы <text:span text:style-name="T163">компиляции</text:span></text:p>
            </text:list-header>
          </text:list>
        </text:list-item>
      </text:list>
      <text:p text:style-name="P76"><text:span text:style-name="T113">Для максимально комфортной работы над разработкой WEB-сайта (под “максимально комфортной” автор подразумевает максимально автоматизированную, когда от человека требуется только создавать статьи и без излишних усилий добавлять их на сайт) проектанту требовалась уникальная система компиляции сайта. Такие, безусловно, существуют, и далеко не в едином экземпляре. Но есть один нюанс. Он заключается в том, что эти системы работают со слишком мощными для ЭВМ автора проекта инструментами. Следовательно, требуется своя система, которая будет использовать простейшие, поименованные выше средства разработки. Таковая была реализована проектантом в сжатые сроки (так как не являлась центральной темой проекта). Были написаны два </text:span><text:span text:style-name="T116">скрипта</text:span><text:span text:style-name="T113"> </text:span><text:span text:style-name="T113">(сценария, </text:span><text:span text:style-name="T152">в котором прописаны отдельные последовательности действий, созданные для автоматического выполнения задачи</text:span><text:span text:style-name="T113">). Один из них подставляет в файлы </text:span><text:span text:style-name="T133">.css</text:span><text:span text:style-name="T113">, что отвечают за оформление сайта, на места заранее определённых констант правильные цвета. Это очень удобно, так как в трёх файлах (для трёх размеров сайта) содержатся одни и те же цвета; оный скрипт был написан, чтобы не менять их значения вручную. Второй же собирает все страницы сайта по одной и той же схеме, подставляя содержимое внутрь и помогая избежать монотонной работы (к примеру, обновления меню навигации на всех страницах вручную) и сконцентрировать внимание разработчика на качестве статьи. Подробнее вы можете узнать о принципе работы </text:span><text:span text:style-name="T129">системы компиляции </text:span><text:span text:style-name="T113">в </text:span><text:span text:style-name="T133">приложении А </text:span><text:span text:style-name="T129">(место в записке ограничено, да и информация третьестепенна)</text:span><text:span text:style-name="T133">.</text:span></text:p>
      <text:p text:style-name="P76"><text:span text:style-name="T133"/></text:p>
      <text:p text:style-name="P76"><text:span text:style-name="T133"/></text:p>
      <text:p text:style-name="P67"><text:soft-page-break/><text:span text:style-name="T138">Создание приятного интерфейса сайта</text:span></text:p>
      <text:p text:style-name="P59"><text:span text:style-name="T138">О</text:span><text:span text:style-name="T137">формление сайта есть работа скорее для людей творческой профессий. Создание всех элементов интерфейса не создало в своём процессе никаких сложностей, так как у автора проекта уже был подобный опыт. Но с выбором цветовой гаммы WEB-страниц возникли некоторые экцессы. После нескольких малоудачных попыток оформить сайт проектантом самостоятельно, он обратился к специализированным источникам. Была выбрана подобранная образованными в нужной сфере людьми палитра, размещённая на сайте </text:span><text:a xlink:type="simple" xlink:href="https://www.canva.com/ru_ru/obuchenie/100-cvetovyx-sochetnij/" text:style-name="Internet_20_link" text:visited-style-name="Visited_20_Internet_20_Link"><text:span text:style-name="T142">https://www.canva.com/ru_ru/obuchenie/100-cvetovyx-sochetnij/</text:span></text:a><text:span text:style-name="T141">. </text:span><text:span text:style-name="T139">Цвета из неё путём нехитрых перестановок были распределены по сайту максимально комфортным для глаз образом. После чего было <text:s/>совершено обращение за помощью </text:span><text:span text:style-name="T140">к нескольким (двоим) специалистам по графическому дизайну, которые пожелали остаться неизвестными; таким образом была получена не раздражающая глаз и не отвлекающая от просмотра контента палитра. Цвета были применены моментально, что было обеспечено собственной системой компиляции сайта.</text:span></text:p>
      <text:p text:style-name="P60"><text:span text:style-name="T137">Меню навигации, которое сперва казалось очень удобным, чуть позже (когда началось размещение содержимого на сайте) начала мешать просмотру контента. Без оного меню не обходится ни один приличный сайт, посему было принято решение сделать её скрываемой. Для этого был применён язык JS, позволивший реализовать кнопку “Скрыть/показать меню” (кнопка с трёмя горизонтальными полосками). Таким образом, вышеописанная проблема была устранена в зародыше.</text:span></text:p>
      <text:p text:style-name="P66"><text:span text:style-name="T137">Ещё стоит добавить, что путём хитрых манипуляций удалось сделать сайт адаптивным, то есть подстраивающимся под размер экрана. Это заняло весьма немалое количество времени, однако результат был того достоин: теперь открыть ресурс можно с любого устройства – и везде он будет выглядить отлично.</text:span></text:p>
      <text:p text:style-name="P68"><text:span text:style-name="T144">Д</text:span><text:span text:style-name="T145">обавление</text:span><text:span text:style-name="T146"> статей на</text:span><text:span text:style-name="T145"> </text:span><text:span text:style-name="T146">сайт</text:span></text:p>
      <text:p text:style-name="P61"><text:span text:style-name="T146">Э</text:span><text:span text:style-name="T143">та задача была самой простой по той причине, что всё необходимое было подготовлено заранее. </text:span><text:span text:style-name="T147">Статьи – написаны, страницы – оформлены, процесс добавления контента – автоматизирован. Хотя и несложная, эта задача была заключающей в списке. После её выполнения (и добавления некоторой информации на страницу “О нас”) проект можно считать завершённым. </text:span></text:p>
      <text:p text:style-name="P69"><text:span text:style-name="T147">З</text:span><text:span text:style-name="T143">аключение</text:span></text:p>
      <text:p text:style-name="P62"><text:span text:style-name="T143">В ходе выполнения данного проекта ведущий его учащийся заметно развил свои навыки сайтостроения (которые раньше находились не совсем на нулевом уровне, но были заметно ниже), разработал собственную </text:span><text:soft-page-break/><text:span text:style-name="T143">систему сборки сайта, которая на данный момент уже используется им в другом проекте; он </text:span><text:span text:style-name="T148">провёл большое количество времени за очень интересным занятием – вёрсткой WEB-страниц, их оформлением и описанием алгоритмов так, чтобы их мог понять любой. </text:span><text:span text:style-name="T149">Все этапы выполнения были подробно задокументированы в данной записке. </text:span></text:p>
      <text:p text:style-name="P63"><text:span text:style-name="T143">На взгляд проектанта, получившийся продукт не только полностью удовлетворяет предварительному описанию, но и превосходит его, так как в процессе разработки была создана уникальная система компиляции, которую очень удобно применять для разработки небольших сайтов без динамического наполнения и которая уже используется в другом проекте этого же автора.</text:span></text:p>
      <text:p text:style-name="P63"><text:span text:style-name="T143"/></text:p>
      <text:p text:style-name="P63"><text:span text:style-name="T143"/></text:p>
      <text:p text:style-name="P63"><text:span text:style-name="T143"/></text:p>
      <text:p text:style-name="P63"><text:span text:style-name="T143"/></text:p>
      <text:p text:style-name="P63"><text:span text:style-name="T143"/></text:p>
      <text:p text:style-name="P63"><text:span text:style-name="T143"/></text:p>
      <text:p text:style-name="P63"><text:span text:style-name="T143"/></text:p>
      <text:p text:style-name="P63"><text:span text:style-name="T143"/></text:p>
      <text:p text:style-name="P83"><text:span text:style-name="T143">Список информационных источников</text:span></text:p>
      <text:p text:style-name="P64"><text:span text:style-name="T143">ЛИТЕРАТУРА</text:span></text:p>
      <text:list xml:id="list3398517463" text:style-name="L5">
        <text:list-item>
          <text:p text:style-name="P79"><text:span text:style-name="T114">Информатика. Углублённый уровень : учебник для 10 класса : в 2 ч. Ч. 1 / К. Ю. Поляков, Е. А. Еремин. – 4-е изд. – М. : БИНОМ. Лаборатория знаний, 2015. – 344 с. : ил. <text:s/></text:span></text:p>
        </text:list-item>
      </text:list>
      <text:p text:style-name="P65"><text:span text:style-name="T143">ИНТЕРНЕТ-РЕСУРСЫ</text:span></text:p>
      <text:list xml:id="list408189676" text:style-name="L6">
        <text:list-item>
          <text:p text:style-name="P77"><text:span text:style-name="T130">ru.wikipedia.org – </text:span><text:span text:style-name="T131"><text:s/>о</text:span><text:span text:style-name="T135">бщедоступная </text:span><text:span text:style-name="T132">многоязычная </text:span><text:span text:style-name="T135">универсальная </text:span><text:a xlink:type="simple" xlink:href="https://ru.wikipedia.org/wiki/Интернет" text:style-name="Internet_20_link" text:visited-style-name="Visited_20_Internet_20_Link"><text:span text:style-name="T132">интернет</text:span></text:a><text:span text:style-name="T135">-</text:span><text:span text:style-name="T132">энциклопедия </text:span><text:span text:style-name="T135">со </text:span><text:span text:style-name="T132">свободным контентом</text:span><text:span text:style-name="T135">, реализованная на принципах </text:span><text:span text:style-name="T132">вики</text:span><text:span text:style-name="T135">.</text:span></text:p>
        </text:list-item>
        <text:list-item>
          <text:p text:style-name="P78"><text:span text:style-name="T135">htmlbook.ru – набор взаимосвязанных уроков по изучению языка разметки документов каскадных таблиц стилей.</text:span></text:p>
        </text:list-item>
        <text:list-item>
          <text:p text:style-name="P78"><text:span text:style-name="T135">welcome4u.ru – </text:span><text:span text:style-name="T136">о</text:span><text:span text:style-name="T135">бразовательный портал для начинающих программистов.</text:span></text:p>
        </text:list-item>
      </text:list>
      <text:p text:style-name="P84"><text:span text:style-name="T135">П</text:span><text:span text:style-name="T134">РИЛОЖЕНИЕ А</text:span></text:p>
      <text:p text:style-name="P98">Инструкция к использования системы</text:p>
      <text:p text:style-name="P88"/>
      <text:list xml:id="list4047764735" text:style-name="L11">
        <text:list-item>
          <text:p text:style-name="P89">Чтобы <text:span text:style-name="T93">изменить настройки</text:span> css – запустите ./css/color_changer.py.</text:p>
        </text:list-item>
        <text:list-item>
          <text:p text:style-name="P89">Чтобы <text:span text:style-name="T93">собрать сайт</text:span> – запустите ./compile.py.</text:p>
        </text:list-item>
      </text:list>
      <text:p text:style-name="P92"/>
      <text:p text:style-name="P96">Оформление</text:p>
      <text:p text:style-name="P94"/>
      <text:list xml:id="list2577420196" text:style-name="L12">
        <text:list-item>
          <text:p text:style-name="P93">Все значки находятся в ./img/icons. Если что-то не подходит, это можно перерисовать <text:span text:style-name="T167">или добавить новые значки.</text:span></text:p>
        </text:list-item>
        <text:list-item>
          <text:p text:style-name="P93">В папке css находятся шаблоны .txt. В них можно менять оформление чего-либо. Цифры (1000; inf), (600; 1000), (0; 600) обозначают разрешение экрана, при котором <text:span text:style-name="T168">применяется его содержимое.</text:span></text:p>
        </text:list-item>
        <text:list-item>
          <text:p text:style-name="P90">В нём же можно поменять цветовое оформление: все цвета заданы, как переменные. Комментарии в коде указывают, к чему относится цвет. Достаточно заменить цвета другим значением HEX-RGB и выполнить скрипт. </text:p>
        </text:list-item>
        <text:list-item>
          <text:p text:style-name="P90">В папке template/std содержатся файлы .txt – шаблоны элементов страницы сайта. Если вам не нравится верхняя плашка сайта, где отображаются название сайта, его логотип (он же – ссылка на главную страницу) и кнопка “скрыть/показать меню навигации”), или её содержимое, то можете изменить файл header.txt. Всё остальное (JS.txt, init.txt, footer.txt) изменять не рекомендуется, т.к. они не несут в себе графических элементов: </text:p>
        </text:list-item>
        <text:list-item>
          <text:p text:style-name="P90">init.txt подключает .css файлы к странице и открывает некоторые ведущие теги;</text:p>
        </text:list-item>
        <text:list-item>
          <text:p text:style-name="P90">footer.txt содержит стрелочку “Наверх”, которая отображается внизу страницы;</text:p>
        </text:list-item>
        <text:list-item>
          <text:p text:style-name="P90">JS.txt отвечает за работоспособность кнопки “скрыть/показать меню навигации”;</text:p>
        </text:list-item>
      </text:list>
      <text:p text:style-name="P88"/>
      <text:p text:style-name="P97">Наполнение</text:p>
      <text:p text:style-name="P95"/>
      <text:list xml:id="list3787944426" text:style-name="L13">
        <text:list-item>
          <text:p text:style-name="P91">Добавить содержание статьи в файл ./template/&lt;name&gt;.txt, где &lt;name&gt; – имя файла.</text:p>
        </text:list-item>
        <text:list-item>
          <text:p text:style-name="P91">Добавить в файл ./makefile.txt строчку вида &lt;name&gt;&lt;тег&gt;&lt;Название страницы&gt;, где:</text:p>
        </text:list-item>
        <text:list-item>
          <text:p text:style-name="P91">&lt;name&gt; – имя файла с содержанием страницы в папке ./template;</text:p>
        </text:list-item>
        <text:list-item>
          <text:p text:style-name="P91">&lt;Название страницы&gt; – название страницы, которое будет отображаться на вкладке и на ссылке в меню навигации (можно на русском);</text:p>
        </text:list-item>
        <text:list-item>
          <text:p text:style-name="P91">&lt;тег&gt;:</text:p>
        </text:list-item>
        <text:list-item>
          <text:p text:style-name="P91"><text:soft-page-break/>“&lt;~key~&gt;”, если страницу надо добавить в меню навигации;</text:p>
        </text:list-item>
        <text:list-item>
          <text:p text:style-name="P91">“&lt;~page~&gt;”, если страницу не надо добавлять в меню навигации (тогда на неё должна быть ссылка с другой страницы, созданная вручную);</text:p>
        </text:list-item>
        <text:list-item>
          <text:p text:style-name="P87">Выполнить скрипт compile.p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1" svg:font-family="Arial, sans-serif"/>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WWNum1" style:class="text" style:master-page-name="">
      <style:paragraph-properties fo:margin-left="0.2492in" fo:margin-right="0in" fo:margin-top="0in" fo:margin-bottom="0.139in" loext:contextual-spacing="false" fo:line-height="100%" fo:text-align="justify" style:justify-single-word="false" fo:text-indent="0in" style:auto-text-indent="false" style:page-number="auto">
        <style:tab-stops>
          <style:tab-stop style:position="6.2992in" style:type="char" style:char="." style:leader-style="dotted" style:leader-text="."/>
        </style:tab-stops>
      </style:paragraph-properties>
      <style:text-properties style:font-name="Times New Roman" fo:font-family="'Times New Roman'" style:font-family-generic="roman" style:font-pitch="variable" fo:font-size="14pt" officeooo:rsid="002302fc" style:font-name-asian="Calibri"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17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38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4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Head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list-style-name="">
      <style:paragraph-properties fo:margin-left="0in" fo:margin-right="0in" fo:text-align="center" style:justify-single-word="false" fo:text-indent="0in" style:auto-text-indent="false"/>
      <style:text-properties fo:color="#000000" fo:background-color="#ffffff"/>
    </style:style>
    <style:page-layout style:name="Mpm1">
      <style:page-layout-properties fo:page-width="8.2701in" fo:page-height="11.6902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17:41:17.114061449</meta:creation-date>
    <dc:date>2021-04-08T19:12:50.242141242</dc:date>
    <meta:editing-duration>P2DT2H12M51S</meta:editing-duration>
    <meta:editing-cycles>184</meta:editing-cycles>
    <meta:generator>LibreOffice/6.0.7.3$Linux_x86 LibreOffice_project/00m0$Build-3</meta:generator>
    <meta:document-statistic meta:table-count="0" meta:image-count="0" meta:object-count="0" meta:page-count="13" meta:paragraph-count="117" meta:word-count="2494" meta:character-count="18865" meta:non-whitespace-character-count="16445"/>
  </office:meta>
</office:document-meta>
</file>